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4.32mm"/>
    </style:style>
    <style:style style:name="co3" style:family="table-column">
      <style:table-column-properties fo:break-before="auto" style:column-width="26.23mm"/>
    </style:style>
    <style:style style:name="co4" style:family="table-column">
      <style:table-column-properties fo:break-before="auto" style:column-width="24.77mm"/>
    </style:style>
    <style:style style:name="co5" style:family="table-column">
      <style:table-column-properties fo:break-before="auto" style:column-width="24.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Trail ID</text:p>
          </table:table-cell>
          <table:table-cell office:value-type="string" calcext:value-type="string">
            <text:p>Trial Length</text:p>
          </table:table-cell>
          <table:table-cell office:value-type="string" calcext:value-type="string">
            <text:p>Trader 1 Type</text:p>
          </table:table-cell>
          <table:table-cell office:value-type="string" calcext:value-type="string">
            <text:p>Total Profit</text:p>
          </table:table-cell>
          <table:table-cell office:value-type="string" calcext:value-type="string">
            <text:p>Trader 1 Count</text:p>
          </table:table-cell>
          <table:table-cell office:value-type="string" calcext:value-type="string">
            <text:p>Avg Profit</text:p>
          </table:table-cell>
          <table:table-cell office:value-type="string" calcext:value-type="string">
            <text:p>Trader 1 Type</text:p>
          </table:table-cell>
          <table:table-cell office:value-type="string" calcext:value-type="string">
            <text:p>Total Profit</text:p>
          </table:table-cell>
          <table:table-cell office:value-type="string" calcext:value-type="string">
            <text:p>Trader 1 Count</text:p>
          </table:table-cell>
          <table:table-cell office:value-type="string" calcext:value-type="string">
            <text:p>Avg Profit</text:p>
          </table:table-cell>
          <table:table-cell office:value-type="string" calcext:value-type="string">
            <text:p>Lowest Trade</text:p>
          </table:table-cell>
          <table:table-cell office:value-type="string" calcext:value-type="string">
            <text:p>Highest Trade</text:p>
          </table:table-cell>
          <table:table-cell/>
          <table:table-cell table:style-name="Default" office:value-type="string" calcext:value-type="string">
            <text:p>Winner</text:p>
          </table:table-cell>
        </table:table-row>
        <table:table-row table:style-name="ro1">
          <table:table-cell office:value-type="string" calcext:value-type="string">
            <text:p>trial000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066" calcext:value-type="float">
            <text:p>3066</text:p>
          </table:table-cell>
          <table:table-cell office:value-type="float" office:value="39" calcext:value-type="float">
            <text:p>39</text:p>
          </table:table-cell>
          <table:table-cell office:value-type="float" office:value="78.615385" calcext:value-type="float">
            <text:p>78.615385</text:p>
          </table:table-cell>
          <table:table-cell office:value-type="string" calcext:value-type="string">
            <text:p><text:s/>SHVR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<text:s/></text:p>
          </table:table-cell>
          <table:table-cell table:formula="of:=IF([.F2]&gt;[.J2];[.C2];[.G2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0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920" calcext:value-type="float">
            <text:p>2920</text:p>
          </table:table-cell>
          <table:table-cell office:value-type="float" office:value="39" calcext:value-type="float">
            <text:p>39</text:p>
          </table:table-cell>
          <table:table-cell office:value-type="float" office:value="74.871795" calcext:value-type="float">
            <text:p>74.871795</text:p>
          </table:table-cell>
          <table:table-cell office:value-type="string" calcext:value-type="string">
            <text:p><text:s/>SHVR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104" calcext:value-type="float">
            <text:p>104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<text:s/></text:p>
          </table:table-cell>
          <table:table-cell table:formula="of:=IF([.F3]&gt;[.J3];[.C3];[.G3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0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021" calcext:value-type="float">
            <text:p>3021</text:p>
          </table:table-cell>
          <table:table-cell office:value-type="float" office:value="39" calcext:value-type="float">
            <text:p>39</text:p>
          </table:table-cell>
          <table:table-cell office:value-type="float" office:value="77.461538" calcext:value-type="float">
            <text:p>77.461538</text:p>
          </table:table-cell>
          <table:table-cell office:value-type="string" calcext:value-type="string">
            <text:p><text:s/>SHVR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09" calcext:value-type="float">
            <text:p>109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<text:s/></text:p>
          </table:table-cell>
          <table:table-cell table:formula="of:=IF([.F4]&gt;[.J4];[.C4];[.G4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0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935" calcext:value-type="float">
            <text:p>2935</text:p>
          </table:table-cell>
          <table:table-cell office:value-type="float" office:value="39" calcext:value-type="float">
            <text:p>39</text:p>
          </table:table-cell>
          <table:table-cell office:value-type="float" office:value="75.25641" calcext:value-type="float">
            <text:p>75.25641</text:p>
          </table:table-cell>
          <table:table-cell office:value-type="string" calcext:value-type="string">
            <text:p><text:s/>SHVR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106" calcext:value-type="float">
            <text:p>106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<text:s/></text:p>
          </table:table-cell>
          <table:table-cell table:formula="of:=IF([.F5]&gt;[.J5];[.C5];[.G5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0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868" calcext:value-type="float">
            <text:p>2868</text:p>
          </table:table-cell>
          <table:table-cell office:value-type="float" office:value="39" calcext:value-type="float">
            <text:p>39</text:p>
          </table:table-cell>
          <table:table-cell office:value-type="float" office:value="73.538462" calcext:value-type="float">
            <text:p>73.538462</text:p>
          </table:table-cell>
          <table:table-cell office:value-type="string" calcext:value-type="string">
            <text:p><text:s/>SHVR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35" calcext:value-type="float">
            <text:p>35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<text:s/></text:p>
          </table:table-cell>
          <table:table-cell table:formula="of:=IF([.F6]&gt;[.J6];[.C6];[.G6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0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425" calcext:value-type="float">
            <text:p>2425</text:p>
          </table:table-cell>
          <table:table-cell office:value-type="float" office:value="39" calcext:value-type="float">
            <text:p>39</text:p>
          </table:table-cell>
          <table:table-cell office:value-type="float" office:value="62.179487" calcext:value-type="float">
            <text:p>62.179487</text:p>
          </table:table-cell>
          <table:table-cell office:value-type="string" calcext:value-type="string">
            <text:p><text:s/>SHVR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05" calcext:value-type="float">
            <text:p>105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<text:s/></text:p>
          </table:table-cell>
          <table:table-cell table:formula="of:=IF([.F7]&gt;[.J7];[.C7];[.G7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0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936" calcext:value-type="float">
            <text:p>2936</text:p>
          </table:table-cell>
          <table:table-cell office:value-type="float" office:value="39" calcext:value-type="float">
            <text:p>39</text:p>
          </table:table-cell>
          <table:table-cell office:value-type="float" office:value="75.282051" calcext:value-type="float">
            <text:p>75.282051</text:p>
          </table:table-cell>
          <table:table-cell office:value-type="string" calcext:value-type="string">
            <text:p><text:s/>SHVR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104" calcext:value-type="float">
            <text:p>104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<text:s/></text:p>
          </table:table-cell>
          <table:table-cell table:formula="of:=IF([.F8]&gt;[.J8];[.C8];[.G8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0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440" calcext:value-type="float">
            <text:p>2440</text:p>
          </table:table-cell>
          <table:table-cell office:value-type="float" office:value="39" calcext:value-type="float">
            <text:p>39</text:p>
          </table:table-cell>
          <table:table-cell office:value-type="float" office:value="62.564103" calcext:value-type="float">
            <text:p>62.564103</text:p>
          </table:table-cell>
          <table:table-cell office:value-type="string" calcext:value-type="string">
            <text:p><text:s/>SHVR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<text:s/></text:p>
          </table:table-cell>
          <table:table-cell table:formula="of:=IF([.F9]&gt;[.J9];[.C9];[.G9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0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205" calcext:value-type="float">
            <text:p>3205</text:p>
          </table:table-cell>
          <table:table-cell office:value-type="float" office:value="39" calcext:value-type="float">
            <text:p>39</text:p>
          </table:table-cell>
          <table:table-cell office:value-type="float" office:value="82.179487" calcext:value-type="float">
            <text:p>82.179487</text:p>
          </table:table-cell>
          <table:table-cell office:value-type="string" calcext:value-type="string">
            <text:p><text:s/>SHVR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<text:s/></text:p>
          </table:table-cell>
          <table:table-cell table:formula="of:=IF([.F10]&gt;[.J10];[.C10];[.G10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1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571" calcext:value-type="float">
            <text:p>2571</text:p>
          </table:table-cell>
          <table:table-cell office:value-type="float" office:value="39" calcext:value-type="float">
            <text:p>39</text:p>
          </table:table-cell>
          <table:table-cell office:value-type="float" office:value="65.923077" calcext:value-type="float">
            <text:p>65.923077</text:p>
          </table:table-cell>
          <table:table-cell office:value-type="string" calcext:value-type="string">
            <text:p><text:s/>SHVR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97" calcext:value-type="float">
            <text:p>97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<text:s/></text:p>
          </table:table-cell>
          <table:table-cell table:formula="of:=IF([.F11]&gt;[.J11];[.C11];[.G11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1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688" calcext:value-type="float">
            <text:p>2688</text:p>
          </table:table-cell>
          <table:table-cell office:value-type="float" office:value="39" calcext:value-type="float">
            <text:p>39</text:p>
          </table:table-cell>
          <table:table-cell office:value-type="float" office:value="68.923077" calcext:value-type="float">
            <text:p>68.923077</text:p>
          </table:table-cell>
          <table:table-cell office:value-type="string" calcext:value-type="string">
            <text:p><text:s/>SHVR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office:value-type="float" office:value="107" calcext:value-type="float">
            <text:p>107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<text:s/></text:p>
          </table:table-cell>
          <table:table-cell table:formula="of:=IF([.F12]&gt;[.J12];[.C12];[.G12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1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748" calcext:value-type="float">
            <text:p>2748</text:p>
          </table:table-cell>
          <table:table-cell office:value-type="float" office:value="39" calcext:value-type="float">
            <text:p>39</text:p>
          </table:table-cell>
          <table:table-cell office:value-type="float" office:value="70.461538" calcext:value-type="float">
            <text:p>70.461538</text:p>
          </table:table-cell>
          <table:table-cell office:value-type="string" calcext:value-type="string">
            <text:p><text:s/>SHVR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13" calcext:value-type="float">
            <text:p>113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<text:s/></text:p>
          </table:table-cell>
          <table:table-cell table:formula="of:=IF([.F13]&gt;[.J13];[.C13];[.G13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1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SHV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<text:s/></text:p>
          </table:table-cell>
          <table:table-cell table:formula="of:=IF([.F14]&gt;[.J14];[.C14];[.G14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1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860" calcext:value-type="float">
            <text:p>2860</text:p>
          </table:table-cell>
          <table:table-cell office:value-type="float" office:value="39" calcext:value-type="float">
            <text:p>39</text:p>
          </table:table-cell>
          <table:table-cell office:value-type="float" office:value="73.333333" calcext:value-type="float">
            <text:p>73.333333</text:p>
          </table:table-cell>
          <table:table-cell office:value-type="string" calcext:value-type="string">
            <text:p><text:s/>SHVR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108" calcext:value-type="float">
            <text:p>108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<text:s/></text:p>
          </table:table-cell>
          <table:table-cell table:formula="of:=IF([.F15]&gt;[.J15];[.C15];[.G15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1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552" calcext:value-type="float">
            <text:p>2552</text:p>
          </table:table-cell>
          <table:table-cell office:value-type="float" office:value="39" calcext:value-type="float">
            <text:p>39</text:p>
          </table:table-cell>
          <table:table-cell office:value-type="float" office:value="65.435897" calcext:value-type="float">
            <text:p>65.435897</text:p>
          </table:table-cell>
          <table:table-cell office:value-type="string" calcext:value-type="string">
            <text:p><text:s/>SHVR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<text:s/></text:p>
          </table:table-cell>
          <table:table-cell table:formula="of:=IF([.F16]&gt;[.J16];[.C16];[.G16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1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617" calcext:value-type="float">
            <text:p>2617</text:p>
          </table:table-cell>
          <table:table-cell office:value-type="float" office:value="39" calcext:value-type="float">
            <text:p>39</text:p>
          </table:table-cell>
          <table:table-cell office:value-type="float" office:value="67.102564" calcext:value-type="float">
            <text:p>67.102564</text:p>
          </table:table-cell>
          <table:table-cell office:value-type="string" calcext:value-type="string">
            <text:p><text:s/>SHVR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office:value-type="float" office:value="110" calcext:value-type="float">
            <text:p>110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<text:s/></text:p>
          </table:table-cell>
          <table:table-cell table:formula="of:=IF([.F17]&gt;[.J17];[.C17];[.G17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1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993" calcext:value-type="float">
            <text:p>2993</text:p>
          </table:table-cell>
          <table:table-cell office:value-type="float" office:value="39" calcext:value-type="float">
            <text:p>39</text:p>
          </table:table-cell>
          <table:table-cell office:value-type="float" office:value="76.74359" calcext:value-type="float">
            <text:p>76.74359</text:p>
          </table:table-cell>
          <table:table-cell office:value-type="string" calcext:value-type="string">
            <text:p><text:s/>SHVR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108" calcext:value-type="float">
            <text:p>108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<text:s/></text:p>
          </table:table-cell>
          <table:table-cell table:formula="of:=IF([.F18]&gt;[.J18];[.C18];[.G18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1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384" calcext:value-type="float">
            <text:p>2384</text:p>
          </table:table-cell>
          <table:table-cell office:value-type="float" office:value="39" calcext:value-type="float">
            <text:p>39</text:p>
          </table:table-cell>
          <table:table-cell office:value-type="float" office:value="61.128205" calcext:value-type="float">
            <text:p>61.128205</text:p>
          </table:table-cell>
          <table:table-cell office:value-type="string" calcext:value-type="string">
            <text:p><text:s/>SHVR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office:value-type="float" office:value="105" calcext:value-type="float">
            <text:p>105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<text:s/></text:p>
          </table:table-cell>
          <table:table-cell table:formula="of:=IF([.F19]&gt;[.J19];[.C19];[.G19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1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040" calcext:value-type="float">
            <text:p>3040</text:p>
          </table:table-cell>
          <table:table-cell office:value-type="float" office:value="39" calcext:value-type="float">
            <text:p>39</text:p>
          </table:table-cell>
          <table:table-cell office:value-type="float" office:value="77.948718" calcext:value-type="float">
            <text:p>77.948718</text:p>
          </table:table-cell>
          <table:table-cell office:value-type="string" calcext:value-type="string">
            <text:p><text:s/>SHVR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105" calcext:value-type="float">
            <text:p>105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<text:s/></text:p>
          </table:table-cell>
          <table:table-cell table:formula="of:=IF([.F20]&gt;[.J20];[.C20];[.G20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2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563" calcext:value-type="float">
            <text:p>2563</text:p>
          </table:table-cell>
          <table:table-cell office:value-type="float" office:value="39" calcext:value-type="float">
            <text:p>39</text:p>
          </table:table-cell>
          <table:table-cell office:value-type="float" office:value="65.717949" calcext:value-type="float">
            <text:p>65.717949</text:p>
          </table:table-cell>
          <table:table-cell office:value-type="string" calcext:value-type="string">
            <text:p><text:s/>SHVR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97" calcext:value-type="float">
            <text:p>97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<text:s/></text:p>
          </table:table-cell>
          <table:table-cell table:formula="of:=IF([.F21]&gt;[.J21];[.C21];[.G21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2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890" calcext:value-type="float">
            <text:p>2890</text:p>
          </table:table-cell>
          <table:table-cell office:value-type="float" office:value="39" calcext:value-type="float">
            <text:p>39</text:p>
          </table:table-cell>
          <table:table-cell office:value-type="float" office:value="74.102564" calcext:value-type="float">
            <text:p>74.102564</text:p>
          </table:table-cell>
          <table:table-cell office:value-type="string" calcext:value-type="string">
            <text:p><text:s/>SHVR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111" calcext:value-type="float">
            <text:p>111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<text:s/></text:p>
          </table:table-cell>
          <table:table-cell table:formula="of:=IF([.F22]&gt;[.J22];[.C22];[.G22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2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156" calcext:value-type="float">
            <text:p>3156</text:p>
          </table:table-cell>
          <table:table-cell office:value-type="float" office:value="39" calcext:value-type="float">
            <text:p>39</text:p>
          </table:table-cell>
          <table:table-cell office:value-type="float" office:value="80.923077" calcext:value-type="float">
            <text:p>80.923077</text:p>
          </table:table-cell>
          <table:table-cell office:value-type="string" calcext:value-type="string">
            <text:p><text:s/>SHVR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98" calcext:value-type="float">
            <text:p>98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<text:s/></text:p>
          </table:table-cell>
          <table:table-cell table:formula="of:=IF([.F23]&gt;[.J23];[.C23];[.G23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2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833" calcext:value-type="float">
            <text:p>2833</text:p>
          </table:table-cell>
          <table:table-cell office:value-type="float" office:value="39" calcext:value-type="float">
            <text:p>39</text:p>
          </table:table-cell>
          <table:table-cell office:value-type="float" office:value="72.641026" calcext:value-type="float">
            <text:p>72.641026</text:p>
          </table:table-cell>
          <table:table-cell office:value-type="string" calcext:value-type="string">
            <text:p><text:s/>SHV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office:value-type="float" office:value="115" calcext:value-type="float">
            <text:p>115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<text:s/></text:p>
          </table:table-cell>
          <table:table-cell table:formula="of:=IF([.F24]&gt;[.J24];[.C24];[.G24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2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434" calcext:value-type="float">
            <text:p>2434</text:p>
          </table:table-cell>
          <table:table-cell office:value-type="float" office:value="39" calcext:value-type="float">
            <text:p>39</text:p>
          </table:table-cell>
          <table:table-cell office:value-type="float" office:value="62.410256" calcext:value-type="float">
            <text:p>62.410256</text:p>
          </table:table-cell>
          <table:table-cell office:value-type="string" calcext:value-type="string">
            <text:p><text:s/>SHVR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116" calcext:value-type="float">
            <text:p>116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<text:s/></text:p>
          </table:table-cell>
          <table:table-cell table:formula="of:=IF([.F25]&gt;[.J25];[.C25];[.G25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2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973" calcext:value-type="float">
            <text:p>2973</text:p>
          </table:table-cell>
          <table:table-cell office:value-type="float" office:value="39" calcext:value-type="float">
            <text:p>39</text:p>
          </table:table-cell>
          <table:table-cell office:value-type="float" office:value="76.230769" calcext:value-type="float">
            <text:p>76.230769</text:p>
          </table:table-cell>
          <table:table-cell office:value-type="string" calcext:value-type="string">
            <text:p><text:s/>SHVR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7" calcext:value-type="float">
            <text:p>107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<text:s/></text:p>
          </table:table-cell>
          <table:table-cell table:formula="of:=IF([.F26]&gt;[.J26];[.C26];[.G26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2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091" calcext:value-type="float">
            <text:p>3091</text:p>
          </table:table-cell>
          <table:table-cell office:value-type="float" office:value="39" calcext:value-type="float">
            <text:p>39</text:p>
          </table:table-cell>
          <table:table-cell office:value-type="float" office:value="79.25641" calcext:value-type="float">
            <text:p>79.25641</text:p>
          </table:table-cell>
          <table:table-cell office:value-type="string" calcext:value-type="string">
            <text:p><text:s/>SHVR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108" calcext:value-type="float">
            <text:p>108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<text:s/></text:p>
          </table:table-cell>
          <table:table-cell table:formula="of:=IF([.F27]&gt;[.J27];[.C27];[.G27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2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733" calcext:value-type="float">
            <text:p>2733</text:p>
          </table:table-cell>
          <table:table-cell office:value-type="float" office:value="39" calcext:value-type="float">
            <text:p>39</text:p>
          </table:table-cell>
          <table:table-cell office:value-type="float" office:value="70.076923" calcext:value-type="float">
            <text:p>70.076923</text:p>
          </table:table-cell>
          <table:table-cell office:value-type="string" calcext:value-type="string">
            <text:p><text:s/>SHVR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06" calcext:value-type="float">
            <text:p>106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<text:s/></text:p>
          </table:table-cell>
          <table:table-cell table:formula="of:=IF([.F28]&gt;[.J28];[.C28];[.G28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2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802" calcext:value-type="float">
            <text:p>2802</text:p>
          </table:table-cell>
          <table:table-cell office:value-type="float" office:value="39" calcext:value-type="float">
            <text:p>39</text:p>
          </table:table-cell>
          <table:table-cell office:value-type="float" office:value="71.846154" calcext:value-type="float">
            <text:p>71.846154</text:p>
          </table:table-cell>
          <table:table-cell office:value-type="string" calcext:value-type="string">
            <text:p><text:s/>SHVR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37" calcext:value-type="float">
            <text:p>37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<text:s/></text:p>
          </table:table-cell>
          <table:table-cell table:formula="of:=IF([.F29]&gt;[.J29];[.C29];[.G29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2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078" calcext:value-type="float">
            <text:p>3078</text:p>
          </table:table-cell>
          <table:table-cell office:value-type="float" office:value="39" calcext:value-type="float">
            <text:p>39</text:p>
          </table:table-cell>
          <table:table-cell office:value-type="float" office:value="78.923077" calcext:value-type="float">
            <text:p>78.923077</text:p>
          </table:table-cell>
          <table:table-cell office:value-type="string" calcext:value-type="string">
            <text:p><text:s/>SHVR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92" calcext:value-type="float">
            <text:p>92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<text:s/></text:p>
          </table:table-cell>
          <table:table-cell table:formula="of:=IF([.F30]&gt;[.J30];[.C30];[.G30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3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877" calcext:value-type="float">
            <text:p>2877</text:p>
          </table:table-cell>
          <table:table-cell office:value-type="float" office:value="39" calcext:value-type="float">
            <text:p>39</text:p>
          </table:table-cell>
          <table:table-cell office:value-type="float" office:value="73.769231" calcext:value-type="float">
            <text:p>73.769231</text:p>
          </table:table-cell>
          <table:table-cell office:value-type="string" calcext:value-type="string">
            <text:p><text:s/>SHVR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<text:s/></text:p>
          </table:table-cell>
          <table:table-cell table:formula="of:=IF([.F31]&gt;[.J31];[.C31];[.G31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3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228" calcext:value-type="float">
            <text:p>3228</text:p>
          </table:table-cell>
          <table:table-cell office:value-type="float" office:value="39" calcext:value-type="float">
            <text:p>39</text:p>
          </table:table-cell>
          <table:table-cell office:value-type="float" office:value="82.769231" calcext:value-type="float">
            <text:p>82.769231</text:p>
          </table:table-cell>
          <table:table-cell office:value-type="string" calcext:value-type="string">
            <text:p><text:s/>SHVR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104" calcext:value-type="float">
            <text:p>104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<text:s/></text:p>
          </table:table-cell>
          <table:table-cell table:formula="of:=IF([.F32]&gt;[.J32];[.C32];[.G32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3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064" calcext:value-type="float">
            <text:p>3064</text:p>
          </table:table-cell>
          <table:table-cell office:value-type="float" office:value="39" calcext:value-type="float">
            <text:p>39</text:p>
          </table:table-cell>
          <table:table-cell office:value-type="float" office:value="78.564103" calcext:value-type="float">
            <text:p>78.564103</text:p>
          </table:table-cell>
          <table:table-cell office:value-type="string" calcext:value-type="string">
            <text:p><text:s/>SHVR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<text:s/></text:p>
          </table:table-cell>
          <table:table-cell table:formula="of:=IF([.F33]&gt;[.J33];[.C33];[.G33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3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639" calcext:value-type="float">
            <text:p>2639</text:p>
          </table:table-cell>
          <table:table-cell office:value-type="float" office:value="39" calcext:value-type="float">
            <text:p>39</text:p>
          </table:table-cell>
          <table:table-cell office:value-type="float" office:value="67.666667" calcext:value-type="float">
            <text:p>67.666667</text:p>
          </table:table-cell>
          <table:table-cell office:value-type="string" calcext:value-type="string">
            <text:p><text:s/>SHVR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03" calcext:value-type="float">
            <text:p>103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<text:s/></text:p>
          </table:table-cell>
          <table:table-cell table:formula="of:=IF([.F34]&gt;[.J34];[.C34];[.G34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3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736" calcext:value-type="float">
            <text:p>2736</text:p>
          </table:table-cell>
          <table:table-cell office:value-type="float" office:value="39" calcext:value-type="float">
            <text:p>39</text:p>
          </table:table-cell>
          <table:table-cell office:value-type="float" office:value="70.153846" calcext:value-type="float">
            <text:p>70.153846</text:p>
          </table:table-cell>
          <table:table-cell office:value-type="string" calcext:value-type="string">
            <text:p><text:s/>SHVR</text:p>
          </table:table-cell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<text:s/></text:p>
          </table:table-cell>
          <table:table-cell table:formula="of:=IF([.F35]&gt;[.J35];[.C35];[.G35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3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014" calcext:value-type="float">
            <text:p>3014</text:p>
          </table:table-cell>
          <table:table-cell office:value-type="float" office:value="39" calcext:value-type="float">
            <text:p>39</text:p>
          </table:table-cell>
          <table:table-cell office:value-type="float" office:value="77.282051" calcext:value-type="float">
            <text:p>77.282051</text:p>
          </table:table-cell>
          <table:table-cell office:value-type="string" calcext:value-type="string">
            <text:p><text:s/>SHVR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107" calcext:value-type="float">
            <text:p>107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<text:s/></text:p>
          </table:table-cell>
          <table:table-cell table:formula="of:=IF([.F36]&gt;[.J36];[.C36];[.G36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3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141" calcext:value-type="float">
            <text:p>3141</text:p>
          </table:table-cell>
          <table:table-cell office:value-type="float" office:value="39" calcext:value-type="float">
            <text:p>39</text:p>
          </table:table-cell>
          <table:table-cell office:value-type="float" office:value="80.538462" calcext:value-type="float">
            <text:p>80.538462</text:p>
          </table:table-cell>
          <table:table-cell office:value-type="string" calcext:value-type="string">
            <text:p><text:s/>SHVR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07" calcext:value-type="float">
            <text:p>107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<text:s/></text:p>
          </table:table-cell>
          <table:table-cell table:formula="of:=IF([.F37]&gt;[.J37];[.C37];[.G37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3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762" calcext:value-type="float">
            <text:p>2762</text:p>
          </table:table-cell>
          <table:table-cell office:value-type="float" office:value="39" calcext:value-type="float">
            <text:p>39</text:p>
          </table:table-cell>
          <table:table-cell office:value-type="float" office:value="70.820513" calcext:value-type="float">
            <text:p>70.820513</text:p>
          </table:table-cell>
          <table:table-cell office:value-type="string" calcext:value-type="string">
            <text:p><text:s/>SHVR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 office:value-type="float" office:value="106" calcext:value-type="float">
            <text:p>106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<text:s/></text:p>
          </table:table-cell>
          <table:table-cell table:formula="of:=IF([.F38]&gt;[.J38];[.C38];[.G38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3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340" calcext:value-type="float">
            <text:p>2340</text:p>
          </table:table-cell>
          <table:table-cell office:value-type="float" office:value="39" calcext:value-type="float">
            <text:p>39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<text:s/>SHVR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105" calcext:value-type="float">
            <text:p>105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<text:s/></text:p>
          </table:table-cell>
          <table:table-cell table:formula="of:=IF([.F39]&gt;[.J39];[.C39];[.G39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3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485" calcext:value-type="float">
            <text:p>2485</text:p>
          </table:table-cell>
          <table:table-cell office:value-type="float" office:value="39" calcext:value-type="float">
            <text:p>39</text:p>
          </table:table-cell>
          <table:table-cell office:value-type="float" office:value="63.717949" calcext:value-type="float">
            <text:p>63.717949</text:p>
          </table:table-cell>
          <table:table-cell office:value-type="string" calcext:value-type="string">
            <text:p><text:s/>SHVR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110" calcext:value-type="float">
            <text:p>110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<text:s/></text:p>
          </table:table-cell>
          <table:table-cell table:formula="of:=IF([.F40]&gt;[.J40];[.C40];[.G40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4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655" calcext:value-type="float">
            <text:p>2655</text:p>
          </table:table-cell>
          <table:table-cell office:value-type="float" office:value="39" calcext:value-type="float">
            <text:p>39</text:p>
          </table:table-cell>
          <table:table-cell office:value-type="float" office:value="68.076923" calcext:value-type="float">
            <text:p>68.076923</text:p>
          </table:table-cell>
          <table:table-cell office:value-type="string" calcext:value-type="string">
            <text:p><text:s/>SHVR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<text:s/></text:p>
          </table:table-cell>
          <table:table-cell table:formula="of:=IF([.F41]&gt;[.J41];[.C41];[.G41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4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067" calcext:value-type="float">
            <text:p>3067</text:p>
          </table:table-cell>
          <table:table-cell office:value-type="float" office:value="39" calcext:value-type="float">
            <text:p>39</text:p>
          </table:table-cell>
          <table:table-cell office:value-type="float" office:value="78.641026" calcext:value-type="float">
            <text:p>78.641026</text:p>
          </table:table-cell>
          <table:table-cell office:value-type="string" calcext:value-type="string">
            <text:p><text:s/>SHVR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107" calcext:value-type="float">
            <text:p>107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<text:s/></text:p>
          </table:table-cell>
          <table:table-cell table:formula="of:=IF([.F42]&gt;[.J42];[.C42];[.G42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4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013" calcext:value-type="float">
            <text:p>3013</text:p>
          </table:table-cell>
          <table:table-cell office:value-type="float" office:value="39" calcext:value-type="float">
            <text:p>39</text:p>
          </table:table-cell>
          <table:table-cell office:value-type="float" office:value="77.25641" calcext:value-type="float">
            <text:p>77.25641</text:p>
          </table:table-cell>
          <table:table-cell office:value-type="string" calcext:value-type="string">
            <text:p><text:s/>SHVR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121" calcext:value-type="float">
            <text:p>121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<text:s/></text:p>
          </table:table-cell>
          <table:table-cell table:formula="of:=IF([.F43]&gt;[.J43];[.C43];[.G43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4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846" calcext:value-type="float">
            <text:p>2846</text:p>
          </table:table-cell>
          <table:table-cell office:value-type="float" office:value="39" calcext:value-type="float">
            <text:p>39</text:p>
          </table:table-cell>
          <table:table-cell office:value-type="float" office:value="72.974359" calcext:value-type="float">
            <text:p>72.974359</text:p>
          </table:table-cell>
          <table:table-cell office:value-type="string" calcext:value-type="string">
            <text:p><text:s/>SHVR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<text:s/></text:p>
          </table:table-cell>
          <table:table-cell table:formula="of:=IF([.F44]&gt;[.J44];[.C44];[.G44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4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011" calcext:value-type="float">
            <text:p>3011</text:p>
          </table:table-cell>
          <table:table-cell office:value-type="float" office:value="39" calcext:value-type="float">
            <text:p>39</text:p>
          </table:table-cell>
          <table:table-cell office:value-type="float" office:value="77.205128" calcext:value-type="float">
            <text:p>77.205128</text:p>
          </table:table-cell>
          <table:table-cell office:value-type="string" calcext:value-type="string">
            <text:p><text:s/>SHVR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06" calcext:value-type="float">
            <text:p>106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<text:s/></text:p>
          </table:table-cell>
          <table:table-cell table:formula="of:=IF([.F45]&gt;[.J45];[.C45];[.G45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4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022" calcext:value-type="float">
            <text:p>3022</text:p>
          </table:table-cell>
          <table:table-cell office:value-type="float" office:value="39" calcext:value-type="float">
            <text:p>39</text:p>
          </table:table-cell>
          <table:table-cell office:value-type="float" office:value="77.487179" calcext:value-type="float">
            <text:p>77.487179</text:p>
          </table:table-cell>
          <table:table-cell office:value-type="string" calcext:value-type="string">
            <text:p><text:s/>SHVR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109" calcext:value-type="float">
            <text:p>109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<text:s/></text:p>
          </table:table-cell>
          <table:table-cell table:formula="of:=IF([.F46]&gt;[.J46];[.C46];[.G46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4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923" calcext:value-type="float">
            <text:p>2923</text:p>
          </table:table-cell>
          <table:table-cell office:value-type="float" office:value="39" calcext:value-type="float">
            <text:p>39</text:p>
          </table:table-cell>
          <table:table-cell office:value-type="float" office:value="74.948718" calcext:value-type="float">
            <text:p>74.948718</text:p>
          </table:table-cell>
          <table:table-cell office:value-type="string" calcext:value-type="string">
            <text:p><text:s/>SHVR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119" calcext:value-type="float">
            <text:p>119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<text:s/></text:p>
          </table:table-cell>
          <table:table-cell table:formula="of:=IF([.F47]&gt;[.J47];[.C47];[.G47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4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980" calcext:value-type="float">
            <text:p>2980</text:p>
          </table:table-cell>
          <table:table-cell office:value-type="float" office:value="39" calcext:value-type="float">
            <text:p>39</text:p>
          </table:table-cell>
          <table:table-cell office:value-type="float" office:value="76.410256" calcext:value-type="float">
            <text:p>76.410256</text:p>
          </table:table-cell>
          <table:table-cell office:value-type="string" calcext:value-type="string">
            <text:p><text:s/>SHVR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106" calcext:value-type="float">
            <text:p>106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<text:s/></text:p>
          </table:table-cell>
          <table:table-cell table:formula="of:=IF([.F48]&gt;[.J48];[.C48];[.G48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4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064" calcext:value-type="float">
            <text:p>3064</text:p>
          </table:table-cell>
          <table:table-cell office:value-type="float" office:value="39" calcext:value-type="float">
            <text:p>39</text:p>
          </table:table-cell>
          <table:table-cell office:value-type="float" office:value="78.564103" calcext:value-type="float">
            <text:p>78.564103</text:p>
          </table:table-cell>
          <table:table-cell office:value-type="string" calcext:value-type="string">
            <text:p><text:s/>SHVR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float" office:value="110" calcext:value-type="float">
            <text:p>110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<text:s/></text:p>
          </table:table-cell>
          <table:table-cell table:formula="of:=IF([.F49]&gt;[.J49];[.C49];[.G49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4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713" calcext:value-type="float">
            <text:p>1713</text:p>
          </table:table-cell>
          <table:table-cell office:value-type="float" office:value="39" calcext:value-type="float">
            <text:p>39</text:p>
          </table:table-cell>
          <table:table-cell office:value-type="float" office:value="43.923077" calcext:value-type="float">
            <text:p>43.923077</text:p>
          </table:table-cell>
          <table:table-cell office:value-type="string" calcext:value-type="string">
            <text:p><text:s/>SHVR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10" calcext:value-type="float">
            <text:p>110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<text:s/></text:p>
          </table:table-cell>
          <table:table-cell table:formula="of:=IF([.F50]&gt;[.J50];[.C50];[.G50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5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647" calcext:value-type="float">
            <text:p>2647</text:p>
          </table:table-cell>
          <table:table-cell office:value-type="float" office:value="39" calcext:value-type="float">
            <text:p>39</text:p>
          </table:table-cell>
          <table:table-cell office:value-type="float" office:value="67.871795" calcext:value-type="float">
            <text:p>67.871795</text:p>
          </table:table-cell>
          <table:table-cell office:value-type="string" calcext:value-type="string">
            <text:p><text:s/>SHVR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96" calcext:value-type="float">
            <text:p>96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<text:s/></text:p>
          </table:table-cell>
          <table:table-cell table:formula="of:=IF([.F51]&gt;[.J51];[.C51];[.G51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5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203" calcext:value-type="float">
            <text:p>2203</text:p>
          </table:table-cell>
          <table:table-cell office:value-type="float" office:value="39" calcext:value-type="float">
            <text:p>39</text:p>
          </table:table-cell>
          <table:table-cell office:value-type="float" office:value="56.487179" calcext:value-type="float">
            <text:p>56.487179</text:p>
          </table:table-cell>
          <table:table-cell office:value-type="string" calcext:value-type="string">
            <text:p><text:s/>SHVR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112" calcext:value-type="float">
            <text:p>112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<text:s/></text:p>
          </table:table-cell>
          <table:table-cell table:formula="of:=IF([.F52]&gt;[.J52];[.C52];[.G52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5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842" calcext:value-type="float">
            <text:p>2842</text:p>
          </table:table-cell>
          <table:table-cell office:value-type="float" office:value="39" calcext:value-type="float">
            <text:p>39</text:p>
          </table:table-cell>
          <table:table-cell office:value-type="float" office:value="72.871795" calcext:value-type="float">
            <text:p>72.871795</text:p>
          </table:table-cell>
          <table:table-cell office:value-type="string" calcext:value-type="string">
            <text:p><text:s/>SHVR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float" office:value="113" calcext:value-type="float">
            <text:p>113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</text:p>
          </table:table-cell>
          <table:table-cell table:formula="of:=IF([.F53]&gt;[.J53];[.C53];[.G53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5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822" calcext:value-type="float">
            <text:p>2822</text:p>
          </table:table-cell>
          <table:table-cell office:value-type="float" office:value="39" calcext:value-type="float">
            <text:p>39</text:p>
          </table:table-cell>
          <table:table-cell office:value-type="float" office:value="72.358974" calcext:value-type="float">
            <text:p>72.358974</text:p>
          </table:table-cell>
          <table:table-cell office:value-type="string" calcext:value-type="string">
            <text:p><text:s/>SHVR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96" calcext:value-type="float">
            <text:p>96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<text:s/></text:p>
          </table:table-cell>
          <table:table-cell table:formula="of:=IF([.F54]&gt;[.J54];[.C54];[.G54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5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986" calcext:value-type="float">
            <text:p>2986</text:p>
          </table:table-cell>
          <table:table-cell office:value-type="float" office:value="39" calcext:value-type="float">
            <text:p>39</text:p>
          </table:table-cell>
          <table:table-cell office:value-type="float" office:value="76.564103" calcext:value-type="float">
            <text:p>76.564103</text:p>
          </table:table-cell>
          <table:table-cell office:value-type="string" calcext:value-type="string">
            <text:p><text:s/>SHVR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108" calcext:value-type="float">
            <text:p>108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<text:s/></text:p>
          </table:table-cell>
          <table:table-cell table:formula="of:=IF([.F55]&gt;[.J55];[.C55];[.G55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5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175" calcext:value-type="float">
            <text:p>3175</text:p>
          </table:table-cell>
          <table:table-cell office:value-type="float" office:value="39" calcext:value-type="float">
            <text:p>39</text:p>
          </table:table-cell>
          <table:table-cell office:value-type="float" office:value="81.410256" calcext:value-type="float">
            <text:p>81.410256</text:p>
          </table:table-cell>
          <table:table-cell office:value-type="string" calcext:value-type="string">
            <text:p><text:s/>SHVR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office:value-type="float" office:value="121" calcext:value-type="float">
            <text:p>121</text:p>
          </table:table-cell>
          <table:table-cell office:value-type="float" office:value="105" calcext:value-type="float">
            <text:p>105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<text:s/></text:p>
          </table:table-cell>
          <table:table-cell table:formula="of:=IF([.F56]&gt;[.J56];[.C56];[.G56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5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780" calcext:value-type="float">
            <text:p>2780</text:p>
          </table:table-cell>
          <table:table-cell office:value-type="float" office:value="39" calcext:value-type="float">
            <text:p>39</text:p>
          </table:table-cell>
          <table:table-cell office:value-type="float" office:value="71.282051" calcext:value-type="float">
            <text:p>71.282051</text:p>
          </table:table-cell>
          <table:table-cell office:value-type="string" calcext:value-type="string">
            <text:p><text:s/>SHVR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<text:s/></text:p>
          </table:table-cell>
          <table:table-cell table:formula="of:=IF([.F57]&gt;[.J57];[.C57];[.G57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5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189" calcext:value-type="float">
            <text:p>3189</text:p>
          </table:table-cell>
          <table:table-cell office:value-type="float" office:value="39" calcext:value-type="float">
            <text:p>39</text:p>
          </table:table-cell>
          <table:table-cell office:value-type="float" office:value="81.769231" calcext:value-type="float">
            <text:p>81.769231</text:p>
          </table:table-cell>
          <table:table-cell office:value-type="string" calcext:value-type="string">
            <text:p><text:s/>SHVR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N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<text:s/></text:p>
          </table:table-cell>
          <table:table-cell table:formula="of:=IF([.F58]&gt;[.J58];[.C58];[.G58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5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055" calcext:value-type="float">
            <text:p>3055</text:p>
          </table:table-cell>
          <table:table-cell office:value-type="float" office:value="39" calcext:value-type="float">
            <text:p>39</text:p>
          </table:table-cell>
          <table:table-cell office:value-type="float" office:value="78.333333" calcext:value-type="float">
            <text:p>78.333333</text:p>
          </table:table-cell>
          <table:table-cell office:value-type="string" calcext:value-type="string">
            <text:p><text:s/>SHVR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109" calcext:value-type="float">
            <text:p>109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<text:s/></text:p>
          </table:table-cell>
          <table:table-cell table:formula="of:=IF([.F59]&gt;[.J59];[.C59];[.G59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5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780" calcext:value-type="float">
            <text:p>2780</text:p>
          </table:table-cell>
          <table:table-cell office:value-type="float" office:value="39" calcext:value-type="float">
            <text:p>39</text:p>
          </table:table-cell>
          <table:table-cell office:value-type="float" office:value="71.282051" calcext:value-type="float">
            <text:p>71.282051</text:p>
          </table:table-cell>
          <table:table-cell office:value-type="string" calcext:value-type="string">
            <text:p><text:s/>SHVR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03" calcext:value-type="float">
            <text:p>103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<text:s/></text:p>
          </table:table-cell>
          <table:table-cell table:formula="of:=IF([.F60]&gt;[.J60];[.C60];[.G60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6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122" calcext:value-type="float">
            <text:p>3122</text:p>
          </table:table-cell>
          <table:table-cell office:value-type="float" office:value="39" calcext:value-type="float">
            <text:p>39</text:p>
          </table:table-cell>
          <table:table-cell office:value-type="float" office:value="80.051282" calcext:value-type="float">
            <text:p>80.051282</text:p>
          </table:table-cell>
          <table:table-cell office:value-type="string" calcext:value-type="string">
            <text:p><text:s/>SHVR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office:value-type="float" office:value="108" calcext:value-type="float">
            <text:p>108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<text:s/></text:p>
          </table:table-cell>
          <table:table-cell table:formula="of:=IF([.F61]&gt;[.J61];[.C61];[.G61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6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823" calcext:value-type="float">
            <text:p>2823</text:p>
          </table:table-cell>
          <table:table-cell office:value-type="float" office:value="39" calcext:value-type="float">
            <text:p>39</text:p>
          </table:table-cell>
          <table:table-cell office:value-type="float" office:value="72.384615" calcext:value-type="float">
            <text:p>72.384615</text:p>
          </table:table-cell>
          <table:table-cell office:value-type="string" calcext:value-type="string">
            <text:p><text:s/>SHVR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<text:s/></text:p>
          </table:table-cell>
          <table:table-cell table:formula="of:=IF([.F62]&gt;[.J62];[.C62];[.G62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6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945" calcext:value-type="float">
            <text:p>2945</text:p>
          </table:table-cell>
          <table:table-cell office:value-type="float" office:value="39" calcext:value-type="float">
            <text:p>39</text:p>
          </table:table-cell>
          <table:table-cell office:value-type="float" office:value="75.512821" calcext:value-type="float">
            <text:p>75.512821</text:p>
          </table:table-cell>
          <table:table-cell office:value-type="string" calcext:value-type="string">
            <text:p><text:s/>SHVR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104" calcext:value-type="float">
            <text:p>104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<text:s/></text:p>
          </table:table-cell>
          <table:table-cell table:formula="of:=IF([.F63]&gt;[.J63];[.C63];[.G63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6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139" calcext:value-type="float">
            <text:p>3139</text:p>
          </table:table-cell>
          <table:table-cell office:value-type="float" office:value="39" calcext:value-type="float">
            <text:p>39</text:p>
          </table:table-cell>
          <table:table-cell office:value-type="float" office:value="80.487179" calcext:value-type="float">
            <text:p>80.487179</text:p>
          </table:table-cell>
          <table:table-cell office:value-type="string" calcext:value-type="string">
            <text:p><text:s/>SHVR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108" calcext:value-type="float">
            <text:p>108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<text:s/></text:p>
          </table:table-cell>
          <table:table-cell table:formula="of:=IF([.F64]&gt;[.J64];[.C64];[.G64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6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842" calcext:value-type="float">
            <text:p>2842</text:p>
          </table:table-cell>
          <table:table-cell office:value-type="float" office:value="39" calcext:value-type="float">
            <text:p>39</text:p>
          </table:table-cell>
          <table:table-cell office:value-type="float" office:value="72.871795" calcext:value-type="float">
            <text:p>72.871795</text:p>
          </table:table-cell>
          <table:table-cell office:value-type="string" calcext:value-type="string">
            <text:p><text:s/>SHVR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14" calcext:value-type="float">
            <text:p>114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<text:s/></text:p>
          </table:table-cell>
          <table:table-cell table:formula="of:=IF([.F65]&gt;[.J65];[.C65];[.G65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6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030" calcext:value-type="float">
            <text:p>3030</text:p>
          </table:table-cell>
          <table:table-cell office:value-type="float" office:value="39" calcext:value-type="float">
            <text:p>39</text:p>
          </table:table-cell>
          <table:table-cell office:value-type="float" office:value="77.692308" calcext:value-type="float">
            <text:p>77.692308</text:p>
          </table:table-cell>
          <table:table-cell office:value-type="string" calcext:value-type="string">
            <text:p><text:s/>SHVR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115" calcext:value-type="float">
            <text:p>115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<text:s/></text:p>
          </table:table-cell>
          <table:table-cell table:formula="of:=IF([.F66]&gt;[.J66];[.C66];[.G66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6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574" calcext:value-type="float">
            <text:p>2574</text:p>
          </table:table-cell>
          <table:table-cell office:value-type="float" office:value="39" calcext:value-type="float">
            <text:p>39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<text:s/>SHVR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10" calcext:value-type="float">
            <text:p>110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<text:s/></text:p>
          </table:table-cell>
          <table:table-cell table:formula="of:=IF([.F67]&gt;[.J67];[.C67];[.G67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6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546" calcext:value-type="float">
            <text:p>2546</text:p>
          </table:table-cell>
          <table:table-cell office:value-type="float" office:value="39" calcext:value-type="float">
            <text:p>39</text:p>
          </table:table-cell>
          <table:table-cell office:value-type="float" office:value="65.282051" calcext:value-type="float">
            <text:p>65.282051</text:p>
          </table:table-cell>
          <table:table-cell office:value-type="string" calcext:value-type="string">
            <text:p><text:s/>SHVR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107" calcext:value-type="float">
            <text:p>107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<text:s/></text:p>
          </table:table-cell>
          <table:table-cell table:formula="of:=IF([.F68]&gt;[.J68];[.C68];[.G68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6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282" calcext:value-type="float">
            <text:p>2282</text:p>
          </table:table-cell>
          <table:table-cell office:value-type="float" office:value="39" calcext:value-type="float">
            <text:p>39</text:p>
          </table:table-cell>
          <table:table-cell office:value-type="float" office:value="58.512821" calcext:value-type="float">
            <text:p>58.512821</text:p>
          </table:table-cell>
          <table:table-cell office:value-type="string" calcext:value-type="string">
            <text:p><text:s/>SHVR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113" calcext:value-type="float">
            <text:p>113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<text:s/></text:p>
          </table:table-cell>
          <table:table-cell table:formula="of:=IF([.F69]&gt;[.J69];[.C69];[.G69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6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476" calcext:value-type="float">
            <text:p>2476</text:p>
          </table:table-cell>
          <table:table-cell office:value-type="float" office:value="39" calcext:value-type="float">
            <text:p>39</text:p>
          </table:table-cell>
          <table:table-cell office:value-type="float" office:value="63.487179" calcext:value-type="float">
            <text:p>63.487179</text:p>
          </table:table-cell>
          <table:table-cell office:value-type="string" calcext:value-type="string">
            <text:p><text:s/>SHVR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float" office:value="106" calcext:value-type="float">
            <text:p>106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<text:s/></text:p>
          </table:table-cell>
          <table:table-cell table:formula="of:=IF([.F70]&gt;[.J70];[.C70];[.G70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7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556" calcext:value-type="float">
            <text:p>2556</text:p>
          </table:table-cell>
          <table:table-cell office:value-type="float" office:value="39" calcext:value-type="float">
            <text:p>39</text:p>
          </table:table-cell>
          <table:table-cell office:value-type="float" office:value="65.538462" calcext:value-type="float">
            <text:p>65.538462</text:p>
          </table:table-cell>
          <table:table-cell office:value-type="string" calcext:value-type="string">
            <text:p><text:s/>SHVR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<text:s/></text:p>
          </table:table-cell>
          <table:table-cell table:formula="of:=IF([.F71]&gt;[.J71];[.C71];[.G71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7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529" calcext:value-type="float">
            <text:p>2529</text:p>
          </table:table-cell>
          <table:table-cell office:value-type="float" office:value="39" calcext:value-type="float">
            <text:p>39</text:p>
          </table:table-cell>
          <table:table-cell office:value-type="float" office:value="64.846154" calcext:value-type="float">
            <text:p>64.846154</text:p>
          </table:table-cell>
          <table:table-cell office:value-type="string" calcext:value-type="string">
            <text:p><text:s/>SHVR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104" calcext:value-type="float">
            <text:p>104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<text:s/></text:p>
          </table:table-cell>
          <table:table-cell table:formula="of:=IF([.F72]&gt;[.J72];[.C72];[.G72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7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340" calcext:value-type="float">
            <text:p>3340</text:p>
          </table:table-cell>
          <table:table-cell office:value-type="float" office:value="39" calcext:value-type="float">
            <text:p>39</text:p>
          </table:table-cell>
          <table:table-cell office:value-type="float" office:value="85.641026" calcext:value-type="float">
            <text:p>85.641026</text:p>
          </table:table-cell>
          <table:table-cell office:value-type="string" calcext:value-type="string">
            <text:p><text:s/>SHVR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106" calcext:value-type="float">
            <text:p>106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<text:s/></text:p>
          </table:table-cell>
          <table:table-cell table:formula="of:=IF([.F73]&gt;[.J73];[.C73];[.G73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7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050" calcext:value-type="float">
            <text:p>3050</text:p>
          </table:table-cell>
          <table:table-cell office:value-type="float" office:value="39" calcext:value-type="float">
            <text:p>39</text:p>
          </table:table-cell>
          <table:table-cell office:value-type="float" office:value="78.205128" calcext:value-type="float">
            <text:p>78.205128</text:p>
          </table:table-cell>
          <table:table-cell office:value-type="string" calcext:value-type="string">
            <text:p><text:s/>SHVR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10" calcext:value-type="float">
            <text:p>110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<text:s/></text:p>
          </table:table-cell>
          <table:table-cell table:formula="of:=IF([.F74]&gt;[.J74];[.C74];[.G74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7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836" calcext:value-type="float">
            <text:p>2836</text:p>
          </table:table-cell>
          <table:table-cell office:value-type="float" office:value="39" calcext:value-type="float">
            <text:p>39</text:p>
          </table:table-cell>
          <table:table-cell office:value-type="float" office:value="72.717949" calcext:value-type="float">
            <text:p>72.717949</text:p>
          </table:table-cell>
          <table:table-cell office:value-type="string" calcext:value-type="string">
            <text:p><text:s/>SHVR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106" calcext:value-type="float">
            <text:p>106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<text:s/></text:p>
          </table:table-cell>
          <table:table-cell table:formula="of:=IF([.F75]&gt;[.J75];[.C75];[.G75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7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960" calcext:value-type="float">
            <text:p>2960</text:p>
          </table:table-cell>
          <table:table-cell office:value-type="float" office:value="39" calcext:value-type="float">
            <text:p>39</text:p>
          </table:table-cell>
          <table:table-cell office:value-type="float" office:value="75.897436" calcext:value-type="float">
            <text:p>75.897436</text:p>
          </table:table-cell>
          <table:table-cell office:value-type="string" calcext:value-type="string">
            <text:p><text:s/>SHVR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105" calcext:value-type="float">
            <text:p>105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</text:p>
          </table:table-cell>
          <table:table-cell table:formula="of:=IF([.F76]&gt;[.J76];[.C76];[.G76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7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768" calcext:value-type="float">
            <text:p>2768</text:p>
          </table:table-cell>
          <table:table-cell office:value-type="float" office:value="39" calcext:value-type="float">
            <text:p>39</text:p>
          </table:table-cell>
          <table:table-cell office:value-type="float" office:value="70.974359" calcext:value-type="float">
            <text:p>70.974359</text:p>
          </table:table-cell>
          <table:table-cell office:value-type="string" calcext:value-type="string">
            <text:p><text:s/>SHV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<text:s/></text:p>
          </table:table-cell>
          <table:table-cell table:formula="of:=IF([.F77]&gt;[.J77];[.C77];[.G77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7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490" calcext:value-type="float">
            <text:p>2490</text:p>
          </table:table-cell>
          <table:table-cell office:value-type="float" office:value="39" calcext:value-type="float">
            <text:p>39</text:p>
          </table:table-cell>
          <table:table-cell office:value-type="float" office:value="63.846154" calcext:value-type="float">
            <text:p>63.846154</text:p>
          </table:table-cell>
          <table:table-cell office:value-type="string" calcext:value-type="string">
            <text:p><text:s/>SHVR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111" calcext:value-type="float">
            <text:p>11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<text:s/></text:p>
          </table:table-cell>
          <table:table-cell table:formula="of:=IF([.F78]&gt;[.J78];[.C78];[.G78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7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232" calcext:value-type="float">
            <text:p>2232</text:p>
          </table:table-cell>
          <table:table-cell office:value-type="float" office:value="39" calcext:value-type="float">
            <text:p>39</text:p>
          </table:table-cell>
          <table:table-cell office:value-type="float" office:value="57.230769" calcext:value-type="float">
            <text:p>57.230769</text:p>
          </table:table-cell>
          <table:table-cell office:value-type="string" calcext:value-type="string">
            <text:p><text:s/>SHVR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<text:s/></text:p>
          </table:table-cell>
          <table:table-cell table:formula="of:=IF([.F79]&gt;[.J79];[.C79];[.G79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7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911" calcext:value-type="float">
            <text:p>2911</text:p>
          </table:table-cell>
          <table:table-cell office:value-type="float" office:value="39" calcext:value-type="float">
            <text:p>39</text:p>
          </table:table-cell>
          <table:table-cell office:value-type="float" office:value="74.641026" calcext:value-type="float">
            <text:p>74.641026</text:p>
          </table:table-cell>
          <table:table-cell office:value-type="string" calcext:value-type="string">
            <text:p><text:s/>SHVR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<text:s/></text:p>
          </table:table-cell>
          <table:table-cell table:formula="of:=IF([.F80]&gt;[.J80];[.C80];[.G80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8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021" calcext:value-type="float">
            <text:p>2021</text:p>
          </table:table-cell>
          <table:table-cell office:value-type="float" office:value="39" calcext:value-type="float">
            <text:p>39</text:p>
          </table:table-cell>
          <table:table-cell office:value-type="float" office:value="51.820513" calcext:value-type="float">
            <text:p>51.820513</text:p>
          </table:table-cell>
          <table:table-cell office:value-type="string" calcext:value-type="string">
            <text:p><text:s/>SHVR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111" calcext:value-type="float">
            <text:p>111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<text:s/></text:p>
          </table:table-cell>
          <table:table-cell table:formula="of:=IF([.F81]&gt;[.J81];[.C81];[.G81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8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708" calcext:value-type="float">
            <text:p>1708</text:p>
          </table:table-cell>
          <table:table-cell office:value-type="float" office:value="39" calcext:value-type="float">
            <text:p>39</text:p>
          </table:table-cell>
          <table:table-cell office:value-type="float" office:value="43.794872" calcext:value-type="float">
            <text:p>43.794872</text:p>
          </table:table-cell>
          <table:table-cell office:value-type="string" calcext:value-type="string">
            <text:p><text:s/>SHVR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10" calcext:value-type="float">
            <text:p>110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<text:s/></text:p>
          </table:table-cell>
          <table:table-cell table:formula="of:=IF([.F82]&gt;[.J82];[.C82];[.G82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8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069" calcext:value-type="float">
            <text:p>3069</text:p>
          </table:table-cell>
          <table:table-cell office:value-type="float" office:value="39" calcext:value-type="float">
            <text:p>39</text:p>
          </table:table-cell>
          <table:table-cell office:value-type="float" office:value="78.692308" calcext:value-type="float">
            <text:p>78.692308</text:p>
          </table:table-cell>
          <table:table-cell office:value-type="string" calcext:value-type="string">
            <text:p><text:s/>SHVR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/>N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<text:s/></text:p>
          </table:table-cell>
          <table:table-cell table:formula="of:=IF([.F83]&gt;[.J83];[.C83];[.G83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8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051" calcext:value-type="float">
            <text:p>3051</text:p>
          </table:table-cell>
          <table:table-cell office:value-type="float" office:value="39" calcext:value-type="float">
            <text:p>39</text:p>
          </table:table-cell>
          <table:table-cell office:value-type="float" office:value="78.230769" calcext:value-type="float">
            <text:p>78.230769</text:p>
          </table:table-cell>
          <table:table-cell office:value-type="string" calcext:value-type="string">
            <text:p><text:s/>SHVR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<text:s/></text:p>
          </table:table-cell>
          <table:table-cell table:formula="of:=IF([.F84]&gt;[.J84];[.C84];[.G84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8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189" calcext:value-type="float">
            <text:p>2189</text:p>
          </table:table-cell>
          <table:table-cell office:value-type="float" office:value="39" calcext:value-type="float">
            <text:p>39</text:p>
          </table:table-cell>
          <table:table-cell office:value-type="float" office:value="56.128205" calcext:value-type="float">
            <text:p>56.128205</text:p>
          </table:table-cell>
          <table:table-cell office:value-type="string" calcext:value-type="string">
            <text:p><text:s/>SHVR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120" calcext:value-type="float">
            <text:p>120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<text:s/></text:p>
          </table:table-cell>
          <table:table-cell table:formula="of:=IF([.F85]&gt;[.J85];[.C85];[.G85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8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916" calcext:value-type="float">
            <text:p>2916</text:p>
          </table:table-cell>
          <table:table-cell office:value-type="float" office:value="39" calcext:value-type="float">
            <text:p>39</text:p>
          </table:table-cell>
          <table:table-cell office:value-type="float" office:value="74.769231" calcext:value-type="float">
            <text:p>74.769231</text:p>
          </table:table-cell>
          <table:table-cell office:value-type="string" calcext:value-type="string">
            <text:p><text:s/>SHVR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118" calcext:value-type="float">
            <text:p>118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<text:s/></text:p>
          </table:table-cell>
          <table:table-cell table:formula="of:=IF([.F86]&gt;[.J86];[.C86];[.G86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8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374" calcext:value-type="float">
            <text:p>2374</text:p>
          </table:table-cell>
          <table:table-cell office:value-type="float" office:value="39" calcext:value-type="float">
            <text:p>39</text:p>
          </table:table-cell>
          <table:table-cell office:value-type="float" office:value="60.871795" calcext:value-type="float">
            <text:p>60.871795</text:p>
          </table:table-cell>
          <table:table-cell office:value-type="string" calcext:value-type="string">
            <text:p><text:s/>SHVR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office:value-type="float" office:value="114" calcext:value-type="float">
            <text:p>114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</text:p>
          </table:table-cell>
          <table:table-cell table:formula="of:=IF([.F87]&gt;[.J87];[.C87];[.G87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8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975" calcext:value-type="float">
            <text:p>2975</text:p>
          </table:table-cell>
          <table:table-cell office:value-type="float" office:value="39" calcext:value-type="float">
            <text:p>39</text:p>
          </table:table-cell>
          <table:table-cell office:value-type="float" office:value="76.282051" calcext:value-type="float">
            <text:p>76.282051</text:p>
          </table:table-cell>
          <table:table-cell office:value-type="string" calcext:value-type="string">
            <text:p><text:s/>SHVR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110" calcext:value-type="float">
            <text:p>110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<text:s/></text:p>
          </table:table-cell>
          <table:table-cell table:formula="of:=IF([.F88]&gt;[.J88];[.C88];[.G88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8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SHV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<text:s/></text:p>
          </table:table-cell>
          <table:table-cell table:formula="of:=IF([.F89]&gt;[.J89];[.C89];[.G89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8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778" calcext:value-type="float">
            <text:p>1778</text:p>
          </table:table-cell>
          <table:table-cell office:value-type="float" office:value="39" calcext:value-type="float">
            <text:p>39</text:p>
          </table:table-cell>
          <table:table-cell office:value-type="float" office:value="45.589744" calcext:value-type="float">
            <text:p>45.589744</text:p>
          </table:table-cell>
          <table:table-cell office:value-type="string" calcext:value-type="string">
            <text:p><text:s/>SHV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</text:p>
          </table:table-cell>
          <table:table-cell table:formula="of:=IF([.F90]&gt;[.J90];[.C90];[.G90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9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808" calcext:value-type="float">
            <text:p>2808</text:p>
          </table:table-cell>
          <table:table-cell office:value-type="float" office:value="39" calcext:value-type="float">
            <text:p>39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<text:s/>SHVR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109" calcext:value-type="float">
            <text:p>109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<text:s/></text:p>
          </table:table-cell>
          <table:table-cell table:formula="of:=IF([.F91]&gt;[.J91];[.C91];[.G91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9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620" calcext:value-type="float">
            <text:p>2620</text:p>
          </table:table-cell>
          <table:table-cell office:value-type="float" office:value="39" calcext:value-type="float">
            <text:p>39</text:p>
          </table:table-cell>
          <table:table-cell office:value-type="float" office:value="67.179487" calcext:value-type="float">
            <text:p>67.179487</text:p>
          </table:table-cell>
          <table:table-cell office:value-type="string" calcext:value-type="string">
            <text:p><text:s/>SHVR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float" office:value="109" calcext:value-type="float">
            <text:p>109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<text:s/></text:p>
          </table:table-cell>
          <table:table-cell table:formula="of:=IF([.F92]&gt;[.J92];[.C92];[.G92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9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106" calcext:value-type="float">
            <text:p>3106</text:p>
          </table:table-cell>
          <table:table-cell office:value-type="float" office:value="39" calcext:value-type="float">
            <text:p>39</text:p>
          </table:table-cell>
          <table:table-cell office:value-type="float" office:value="79.641026" calcext:value-type="float">
            <text:p>79.641026</text:p>
          </table:table-cell>
          <table:table-cell office:value-type="string" calcext:value-type="string">
            <text:p><text:s/>SHVR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105" calcext:value-type="float">
            <text:p>105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<text:s/></text:p>
          </table:table-cell>
          <table:table-cell table:formula="of:=IF([.F93]&gt;[.J93];[.C93];[.G93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9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407" calcext:value-type="float">
            <text:p>2407</text:p>
          </table:table-cell>
          <table:table-cell office:value-type="float" office:value="39" calcext:value-type="float">
            <text:p>39</text:p>
          </table:table-cell>
          <table:table-cell office:value-type="float" office:value="61.717949" calcext:value-type="float">
            <text:p>61.717949</text:p>
          </table:table-cell>
          <table:table-cell office:value-type="string" calcext:value-type="string">
            <text:p><text:s/>SHVR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float" office:value="115" calcext:value-type="float">
            <text:p>115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<text:s/></text:p>
          </table:table-cell>
          <table:table-cell table:formula="of:=IF([.F94]&gt;[.J94];[.C94];[.G94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9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011" calcext:value-type="float">
            <text:p>3011</text:p>
          </table:table-cell>
          <table:table-cell office:value-type="float" office:value="39" calcext:value-type="float">
            <text:p>39</text:p>
          </table:table-cell>
          <table:table-cell office:value-type="float" office:value="77.205128" calcext:value-type="float">
            <text:p>77.205128</text:p>
          </table:table-cell>
          <table:table-cell office:value-type="string" calcext:value-type="string">
            <text:p><text:s/>SHVR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11" calcext:value-type="float">
            <text:p>111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<text:s/></text:p>
          </table:table-cell>
          <table:table-cell table:formula="of:=IF([.F95]&gt;[.J95];[.C95];[.G95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9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701" calcext:value-type="float">
            <text:p>2701</text:p>
          </table:table-cell>
          <table:table-cell office:value-type="float" office:value="39" calcext:value-type="float">
            <text:p>39</text:p>
          </table:table-cell>
          <table:table-cell office:value-type="float" office:value="69.25641" calcext:value-type="float">
            <text:p>69.25641</text:p>
          </table:table-cell>
          <table:table-cell office:value-type="string" calcext:value-type="string">
            <text:p><text:s/>SHVR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119" calcext:value-type="float">
            <text:p>119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<text:s/></text:p>
          </table:table-cell>
          <table:table-cell table:formula="of:=IF([.F96]&gt;[.J96];[.C96];[.G96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9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267" calcext:value-type="float">
            <text:p>2267</text:p>
          </table:table-cell>
          <table:table-cell office:value-type="float" office:value="39" calcext:value-type="float">
            <text:p>39</text:p>
          </table:table-cell>
          <table:table-cell office:value-type="float" office:value="58.128205" calcext:value-type="float">
            <text:p>58.128205</text:p>
          </table:table-cell>
          <table:table-cell office:value-type="string" calcext:value-type="string">
            <text:p><text:s/>SHVR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<text:s/></text:p>
          </table:table-cell>
          <table:table-cell table:formula="of:=IF([.F97]&gt;[.J97];[.C97];[.G97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9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058" calcext:value-type="float">
            <text:p>2058</text:p>
          </table:table-cell>
          <table:table-cell office:value-type="float" office:value="39" calcext:value-type="float">
            <text:p>39</text:p>
          </table:table-cell>
          <table:table-cell office:value-type="float" office:value="52.769231" calcext:value-type="float">
            <text:p>52.769231</text:p>
          </table:table-cell>
          <table:table-cell office:value-type="string" calcext:value-type="string">
            <text:p><text:s/>SHVR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112" calcext:value-type="float">
            <text:p>112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<text:s/></text:p>
          </table:table-cell>
          <table:table-cell table:formula="of:=IF([.F98]&gt;[.J98];[.C98];[.G98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9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064" calcext:value-type="float">
            <text:p>3064</text:p>
          </table:table-cell>
          <table:table-cell office:value-type="float" office:value="39" calcext:value-type="float">
            <text:p>39</text:p>
          </table:table-cell>
          <table:table-cell office:value-type="float" office:value="78.564103" calcext:value-type="float">
            <text:p>78.564103</text:p>
          </table:table-cell>
          <table:table-cell office:value-type="string" calcext:value-type="string">
            <text:p><text:s/>SHVR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float" office:value="111" calcext:value-type="float">
            <text:p>111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<text:s/></text:p>
          </table:table-cell>
          <table:table-cell table:formula="of:=IF([.F99]&gt;[.J99];[.C99];[.G99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9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360" calcext:value-type="float">
            <text:p>2360</text:p>
          </table:table-cell>
          <table:table-cell office:value-type="float" office:value="39" calcext:value-type="float">
            <text:p>39</text:p>
          </table:table-cell>
          <table:table-cell office:value-type="float" office:value="60.512821" calcext:value-type="float">
            <text:p>60.512821</text:p>
          </table:table-cell>
          <table:table-cell office:value-type="string" calcext:value-type="string">
            <text:p><text:s/>SHVR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float" office:value="109" calcext:value-type="float">
            <text:p>109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<text:s/></text:p>
          </table:table-cell>
          <table:table-cell table:formula="of:=IF([.F100]&gt;[.J100];[.C100];[.G100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0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036" calcext:value-type="float">
            <text:p>3036</text:p>
          </table:table-cell>
          <table:table-cell office:value-type="float" office:value="39" calcext:value-type="float">
            <text:p>39</text:p>
          </table:table-cell>
          <table:table-cell office:value-type="float" office:value="77.846154" calcext:value-type="float">
            <text:p>77.846154</text:p>
          </table:table-cell>
          <table:table-cell office:value-type="string" calcext:value-type="string">
            <text:p><text:s/>SHVR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office:value-type="float" office:value="108" calcext:value-type="float">
            <text:p>108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</text:p>
          </table:table-cell>
          <table:table-cell table:formula="of:=IF([.F101]&gt;[.J101];[.C101];[.G101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0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831" calcext:value-type="float">
            <text:p>2831</text:p>
          </table:table-cell>
          <table:table-cell office:value-type="float" office:value="39" calcext:value-type="float">
            <text:p>39</text:p>
          </table:table-cell>
          <table:table-cell office:value-type="float" office:value="72.589744" calcext:value-type="float">
            <text:p>72.589744</text:p>
          </table:table-cell>
          <table:table-cell office:value-type="string" calcext:value-type="string">
            <text:p><text:s/>SHVR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09" calcext:value-type="float">
            <text:p>109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<text:s/></text:p>
          </table:table-cell>
          <table:table-cell table:formula="of:=IF([.F102]&gt;[.J102];[.C102];[.G102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0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119" calcext:value-type="float">
            <text:p>3119</text:p>
          </table:table-cell>
          <table:table-cell office:value-type="float" office:value="39" calcext:value-type="float">
            <text:p>39</text:p>
          </table:table-cell>
          <table:table-cell office:value-type="float" office:value="79.974359" calcext:value-type="float">
            <text:p>79.974359</text:p>
          </table:table-cell>
          <table:table-cell office:value-type="string" calcext:value-type="string">
            <text:p><text:s/>SHVR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103" calcext:value-type="float">
            <text:p>103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<text:s/></text:p>
          </table:table-cell>
          <table:table-cell table:formula="of:=IF([.F103]&gt;[.J103];[.C103];[.G103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0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170" calcext:value-type="float">
            <text:p>3170</text:p>
          </table:table-cell>
          <table:table-cell office:value-type="float" office:value="39" calcext:value-type="float">
            <text:p>39</text:p>
          </table:table-cell>
          <table:table-cell office:value-type="float" office:value="81.282051" calcext:value-type="float">
            <text:p>81.282051</text:p>
          </table:table-cell>
          <table:table-cell office:value-type="string" calcext:value-type="string">
            <text:p><text:s/>SHVR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04" calcext:value-type="float">
            <text:p>104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<text:s/></text:p>
          </table:table-cell>
          <table:table-cell table:formula="of:=IF([.F104]&gt;[.J104];[.C104];[.G104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0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811" calcext:value-type="float">
            <text:p>2811</text:p>
          </table:table-cell>
          <table:table-cell office:value-type="float" office:value="39" calcext:value-type="float">
            <text:p>39</text:p>
          </table:table-cell>
          <table:table-cell office:value-type="float" office:value="72.076923" calcext:value-type="float">
            <text:p>72.076923</text:p>
          </table:table-cell>
          <table:table-cell office:value-type="string" calcext:value-type="string">
            <text:p><text:s/>SHVR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104" calcext:value-type="float">
            <text:p>104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<text:s/></text:p>
          </table:table-cell>
          <table:table-cell table:formula="of:=IF([.F105]&gt;[.J105];[.C105];[.G105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0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917" calcext:value-type="float">
            <text:p>2917</text:p>
          </table:table-cell>
          <table:table-cell office:value-type="float" office:value="39" calcext:value-type="float">
            <text:p>39</text:p>
          </table:table-cell>
          <table:table-cell office:value-type="float" office:value="74.794872" calcext:value-type="float">
            <text:p>74.794872</text:p>
          </table:table-cell>
          <table:table-cell office:value-type="string" calcext:value-type="string">
            <text:p><text:s/>SHVR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106" calcext:value-type="float">
            <text:p>106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<text:s/></text:p>
          </table:table-cell>
          <table:table-cell table:formula="of:=IF([.F106]&gt;[.J106];[.C106];[.G106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0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324" calcext:value-type="float">
            <text:p>2324</text:p>
          </table:table-cell>
          <table:table-cell office:value-type="float" office:value="39" calcext:value-type="float">
            <text:p>39</text:p>
          </table:table-cell>
          <table:table-cell office:value-type="float" office:value="59.589744" calcext:value-type="float">
            <text:p>59.589744</text:p>
          </table:table-cell>
          <table:table-cell office:value-type="string" calcext:value-type="string">
            <text:p><text:s/>SHVR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109" calcext:value-type="float">
            <text:p>109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<text:s/></text:p>
          </table:table-cell>
          <table:table-cell table:formula="of:=IF([.F107]&gt;[.J107];[.C107];[.G107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0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750" calcext:value-type="float">
            <text:p>2750</text:p>
          </table:table-cell>
          <table:table-cell office:value-type="float" office:value="39" calcext:value-type="float">
            <text:p>39</text:p>
          </table:table-cell>
          <table:table-cell office:value-type="float" office:value="70.512821" calcext:value-type="float">
            <text:p>70.512821</text:p>
          </table:table-cell>
          <table:table-cell office:value-type="string" calcext:value-type="string">
            <text:p><text:s/>SHVR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<text:s/></text:p>
          </table:table-cell>
          <table:table-cell table:formula="of:=IF([.F108]&gt;[.J108];[.C108];[.G108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0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422" calcext:value-type="float">
            <text:p>2422</text:p>
          </table:table-cell>
          <table:table-cell office:value-type="float" office:value="39" calcext:value-type="float">
            <text:p>39</text:p>
          </table:table-cell>
          <table:table-cell office:value-type="float" office:value="62.102564" calcext:value-type="float">
            <text:p>62.102564</text:p>
          </table:table-cell>
          <table:table-cell office:value-type="string" calcext:value-type="string">
            <text:p><text:s/>SHVR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office:value-type="float" office:value="107" calcext:value-type="float">
            <text:p>107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<text:s/></text:p>
          </table:table-cell>
          <table:table-cell table:formula="of:=IF([.F109]&gt;[.J109];[.C109];[.G109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0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980" calcext:value-type="float">
            <text:p>1980</text:p>
          </table:table-cell>
          <table:table-cell office:value-type="float" office:value="39" calcext:value-type="float">
            <text:p>39</text:p>
          </table:table-cell>
          <table:table-cell office:value-type="float" office:value="50.769231" calcext:value-type="float">
            <text:p>50.769231</text:p>
          </table:table-cell>
          <table:table-cell office:value-type="string" calcext:value-type="string">
            <text:p><text:s/>SHVR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18" calcext:value-type="float">
            <text:p>118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<text:s/></text:p>
          </table:table-cell>
          <table:table-cell table:formula="of:=IF([.F110]&gt;[.J110];[.C110];[.G110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1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551" calcext:value-type="float">
            <text:p>2551</text:p>
          </table:table-cell>
          <table:table-cell office:value-type="float" office:value="39" calcext:value-type="float">
            <text:p>39</text:p>
          </table:table-cell>
          <table:table-cell office:value-type="float" office:value="65.410256" calcext:value-type="float">
            <text:p>65.410256</text:p>
          </table:table-cell>
          <table:table-cell office:value-type="string" calcext:value-type="string">
            <text:p><text:s/>SHV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2" calcext:value-type="float">
            <text:p>92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<text:s/></text:p>
          </table:table-cell>
          <table:table-cell table:formula="of:=IF([.F111]&gt;[.J111];[.C111];[.G111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1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732" calcext:value-type="float">
            <text:p>2732</text:p>
          </table:table-cell>
          <table:table-cell office:value-type="float" office:value="39" calcext:value-type="float">
            <text:p>39</text:p>
          </table:table-cell>
          <table:table-cell office:value-type="float" office:value="70.051282" calcext:value-type="float">
            <text:p>70.051282</text:p>
          </table:table-cell>
          <table:table-cell office:value-type="string" calcext:value-type="string">
            <text:p><text:s/>SHVR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117" calcext:value-type="float">
            <text:p>117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<text:s/></text:p>
          </table:table-cell>
          <table:table-cell table:formula="of:=IF([.F112]&gt;[.J112];[.C112];[.G112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1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869" calcext:value-type="float">
            <text:p>2869</text:p>
          </table:table-cell>
          <table:table-cell office:value-type="float" office:value="39" calcext:value-type="float">
            <text:p>39</text:p>
          </table:table-cell>
          <table:table-cell office:value-type="float" office:value="73.564103" calcext:value-type="float">
            <text:p>73.564103</text:p>
          </table:table-cell>
          <table:table-cell office:value-type="string" calcext:value-type="string">
            <text:p><text:s/>SHVR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<text:s/></text:p>
          </table:table-cell>
          <table:table-cell table:formula="of:=IF([.F113]&gt;[.J113];[.C113];[.G113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1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024" calcext:value-type="float">
            <text:p>2024</text:p>
          </table:table-cell>
          <table:table-cell office:value-type="float" office:value="39" calcext:value-type="float">
            <text:p>39</text:p>
          </table:table-cell>
          <table:table-cell office:value-type="float" office:value="51.897436" calcext:value-type="float">
            <text:p>51.897436</text:p>
          </table:table-cell>
          <table:table-cell office:value-type="string" calcext:value-type="string">
            <text:p><text:s/>SHVR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111" calcext:value-type="float">
            <text:p>111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<text:s/></text:p>
          </table:table-cell>
          <table:table-cell table:formula="of:=IF([.F114]&gt;[.J114];[.C114];[.G114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1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556" calcext:value-type="float">
            <text:p>2556</text:p>
          </table:table-cell>
          <table:table-cell office:value-type="float" office:value="39" calcext:value-type="float">
            <text:p>39</text:p>
          </table:table-cell>
          <table:table-cell office:value-type="float" office:value="65.538462" calcext:value-type="float">
            <text:p>65.538462</text:p>
          </table:table-cell>
          <table:table-cell office:value-type="string" calcext:value-type="string">
            <text:p><text:s/>SHVR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106" calcext:value-type="float">
            <text:p>106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<text:s/></text:p>
          </table:table-cell>
          <table:table-cell table:formula="of:=IF([.F115]&gt;[.J115];[.C115];[.G115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1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752" calcext:value-type="float">
            <text:p>2752</text:p>
          </table:table-cell>
          <table:table-cell office:value-type="float" office:value="39" calcext:value-type="float">
            <text:p>39</text:p>
          </table:table-cell>
          <table:table-cell office:value-type="float" office:value="70.564103" calcext:value-type="float">
            <text:p>70.564103</text:p>
          </table:table-cell>
          <table:table-cell office:value-type="string" calcext:value-type="string">
            <text:p><text:s/>SHVR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<text:s/></text:p>
          </table:table-cell>
          <table:table-cell table:formula="of:=IF([.F116]&gt;[.J116];[.C116];[.G116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1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868" calcext:value-type="float">
            <text:p>2868</text:p>
          </table:table-cell>
          <table:table-cell office:value-type="float" office:value="39" calcext:value-type="float">
            <text:p>39</text:p>
          </table:table-cell>
          <table:table-cell office:value-type="float" office:value="73.538462" calcext:value-type="float">
            <text:p>73.538462</text:p>
          </table:table-cell>
          <table:table-cell office:value-type="string" calcext:value-type="string">
            <text:p><text:s/>SHVR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109" calcext:value-type="float">
            <text:p>109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<text:s/></text:p>
          </table:table-cell>
          <table:table-cell table:formula="of:=IF([.F117]&gt;[.J117];[.C117];[.G117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1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562" calcext:value-type="float">
            <text:p>2562</text:p>
          </table:table-cell>
          <table:table-cell office:value-type="float" office:value="39" calcext:value-type="float">
            <text:p>39</text:p>
          </table:table-cell>
          <table:table-cell office:value-type="float" office:value="65.692308" calcext:value-type="float">
            <text:p>65.692308</text:p>
          </table:table-cell>
          <table:table-cell office:value-type="string" calcext:value-type="string">
            <text:p><text:s/>SHVR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<text:s/></text:p>
          </table:table-cell>
          <table:table-cell table:formula="of:=IF([.F118]&gt;[.J118];[.C118];[.G118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1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217" calcext:value-type="float">
            <text:p>3217</text:p>
          </table:table-cell>
          <table:table-cell office:value-type="float" office:value="39" calcext:value-type="float">
            <text:p>39</text:p>
          </table:table-cell>
          <table:table-cell office:value-type="float" office:value="82.487179" calcext:value-type="float">
            <text:p>82.487179</text:p>
          </table:table-cell>
          <table:table-cell office:value-type="string" calcext:value-type="string">
            <text:p><text:s/>SHVR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<text:s/></text:p>
          </table:table-cell>
          <table:table-cell table:formula="of:=IF([.F119]&gt;[.J119];[.C119];[.G119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1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831" calcext:value-type="float">
            <text:p>2831</text:p>
          </table:table-cell>
          <table:table-cell office:value-type="float" office:value="39" calcext:value-type="float">
            <text:p>39</text:p>
          </table:table-cell>
          <table:table-cell office:value-type="float" office:value="72.589744" calcext:value-type="float">
            <text:p>72.589744</text:p>
          </table:table-cell>
          <table:table-cell office:value-type="string" calcext:value-type="string">
            <text:p><text:s/>SHVR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106" calcext:value-type="float">
            <text:p>106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<text:s/></text:p>
          </table:table-cell>
          <table:table-cell table:formula="of:=IF([.F120]&gt;[.J120];[.C120];[.G120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2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714" calcext:value-type="float">
            <text:p>2714</text:p>
          </table:table-cell>
          <table:table-cell office:value-type="float" office:value="39" calcext:value-type="float">
            <text:p>39</text:p>
          </table:table-cell>
          <table:table-cell office:value-type="float" office:value="69.589744" calcext:value-type="float">
            <text:p>69.589744</text:p>
          </table:table-cell>
          <table:table-cell office:value-type="string" calcext:value-type="string">
            <text:p><text:s/>SHVR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<text:s/></text:p>
          </table:table-cell>
          <table:table-cell table:formula="of:=IF([.F121]&gt;[.J121];[.C121];[.G121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2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629" calcext:value-type="float">
            <text:p>2629</text:p>
          </table:table-cell>
          <table:table-cell office:value-type="float" office:value="39" calcext:value-type="float">
            <text:p>39</text:p>
          </table:table-cell>
          <table:table-cell office:value-type="float" office:value="67.410256" calcext:value-type="float">
            <text:p>67.410256</text:p>
          </table:table-cell>
          <table:table-cell office:value-type="string" calcext:value-type="string">
            <text:p><text:s/>SHVR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float" office:value="105" calcext:value-type="float">
            <text:p>105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<text:s/></text:p>
          </table:table-cell>
          <table:table-cell table:formula="of:=IF([.F122]&gt;[.J122];[.C122];[.G122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2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773" calcext:value-type="float">
            <text:p>2773</text:p>
          </table:table-cell>
          <table:table-cell office:value-type="float" office:value="39" calcext:value-type="float">
            <text:p>39</text:p>
          </table:table-cell>
          <table:table-cell office:value-type="float" office:value="71.102564" calcext:value-type="float">
            <text:p>71.102564</text:p>
          </table:table-cell>
          <table:table-cell office:value-type="string" calcext:value-type="string">
            <text:p><text:s/>SHVR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5" calcext:value-type="float">
            <text:p>105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<text:s/></text:p>
          </table:table-cell>
          <table:table-cell table:formula="of:=IF([.F123]&gt;[.J123];[.C123];[.G123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2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076" calcext:value-type="float">
            <text:p>3076</text:p>
          </table:table-cell>
          <table:table-cell office:value-type="float" office:value="39" calcext:value-type="float">
            <text:p>39</text:p>
          </table:table-cell>
          <table:table-cell office:value-type="float" office:value="78.871795" calcext:value-type="float">
            <text:p>78.871795</text:p>
          </table:table-cell>
          <table:table-cell office:value-type="string" calcext:value-type="string">
            <text:p><text:s/>SHVR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105" calcext:value-type="float">
            <text:p>105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<text:s/></text:p>
          </table:table-cell>
          <table:table-cell table:formula="of:=IF([.F124]&gt;[.J124];[.C124];[.G124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2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650" calcext:value-type="float">
            <text:p>2650</text:p>
          </table:table-cell>
          <table:table-cell office:value-type="float" office:value="39" calcext:value-type="float">
            <text:p>39</text:p>
          </table:table-cell>
          <table:table-cell office:value-type="float" office:value="67.948718" calcext:value-type="float">
            <text:p>67.948718</text:p>
          </table:table-cell>
          <table:table-cell office:value-type="string" calcext:value-type="string">
            <text:p><text:s/>SHVR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106" calcext:value-type="float">
            <text:p>106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<text:s/></text:p>
          </table:table-cell>
          <table:table-cell table:formula="of:=IF([.F125]&gt;[.J125];[.C125];[.G125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2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798" calcext:value-type="float">
            <text:p>2798</text:p>
          </table:table-cell>
          <table:table-cell office:value-type="float" office:value="39" calcext:value-type="float">
            <text:p>39</text:p>
          </table:table-cell>
          <table:table-cell office:value-type="float" office:value="71.74359" calcext:value-type="float">
            <text:p>71.74359</text:p>
          </table:table-cell>
          <table:table-cell office:value-type="string" calcext:value-type="string">
            <text:p><text:s/>SHVR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107" calcext:value-type="float">
            <text:p>107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<text:s/></text:p>
          </table:table-cell>
          <table:table-cell table:formula="of:=IF([.F126]&gt;[.J126];[.C126];[.G126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2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982" calcext:value-type="float">
            <text:p>2982</text:p>
          </table:table-cell>
          <table:table-cell office:value-type="float" office:value="39" calcext:value-type="float">
            <text:p>39</text:p>
          </table:table-cell>
          <table:table-cell office:value-type="float" office:value="76.461538" calcext:value-type="float">
            <text:p>76.461538</text:p>
          </table:table-cell>
          <table:table-cell office:value-type="string" calcext:value-type="string">
            <text:p><text:s/>SHVR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105" calcext:value-type="float">
            <text:p>105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<text:s/></text:p>
          </table:table-cell>
          <table:table-cell table:formula="of:=IF([.F127]&gt;[.J127];[.C127];[.G127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2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150" calcext:value-type="float">
            <text:p>3150</text:p>
          </table:table-cell>
          <table:table-cell office:value-type="float" office:value="39" calcext:value-type="float">
            <text:p>39</text:p>
          </table:table-cell>
          <table:table-cell office:value-type="float" office:value="80.769231" calcext:value-type="float">
            <text:p>80.769231</text:p>
          </table:table-cell>
          <table:table-cell office:value-type="string" calcext:value-type="string">
            <text:p><text:s/>SHVR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office:value-type="float" office:value="96" calcext:value-type="float">
            <text:p>96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<text:s/></text:p>
          </table:table-cell>
          <table:table-cell table:formula="of:=IF([.F128]&gt;[.J128];[.C128];[.G128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2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681" calcext:value-type="float">
            <text:p>2681</text:p>
          </table:table-cell>
          <table:table-cell office:value-type="float" office:value="39" calcext:value-type="float">
            <text:p>39</text:p>
          </table:table-cell>
          <table:table-cell office:value-type="float" office:value="68.74359" calcext:value-type="float">
            <text:p>68.74359</text:p>
          </table:table-cell>
          <table:table-cell office:value-type="string" calcext:value-type="string">
            <text:p><text:s/>SHVR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99" calcext:value-type="float">
            <text:p>99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<text:s/></text:p>
          </table:table-cell>
          <table:table-cell table:formula="of:=IF([.F129]&gt;[.J129];[.C129];[.G129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2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922" calcext:value-type="float">
            <text:p>2922</text:p>
          </table:table-cell>
          <table:table-cell office:value-type="float" office:value="39" calcext:value-type="float">
            <text:p>39</text:p>
          </table:table-cell>
          <table:table-cell office:value-type="float" office:value="74.923077" calcext:value-type="float">
            <text:p>74.923077</text:p>
          </table:table-cell>
          <table:table-cell office:value-type="string" calcext:value-type="string">
            <text:p><text:s/>SHVR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58" calcext:value-type="float">
            <text:p>58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<text:s/></text:p>
          </table:table-cell>
          <table:table-cell table:formula="of:=IF([.F130]&gt;[.J130];[.C130];[.G130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3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002" calcext:value-type="float">
            <text:p>3002</text:p>
          </table:table-cell>
          <table:table-cell office:value-type="float" office:value="39" calcext:value-type="float">
            <text:p>39</text:p>
          </table:table-cell>
          <table:table-cell office:value-type="float" office:value="76.974359" calcext:value-type="float">
            <text:p>76.974359</text:p>
          </table:table-cell>
          <table:table-cell office:value-type="string" calcext:value-type="string">
            <text:p><text:s/>SHVR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08" calcext:value-type="float">
            <text:p>108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<text:s/></text:p>
          </table:table-cell>
          <table:table-cell table:formula="of:=IF([.F131]&gt;[.J131];[.C131];[.G131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3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112" calcext:value-type="float">
            <text:p>3112</text:p>
          </table:table-cell>
          <table:table-cell office:value-type="float" office:value="39" calcext:value-type="float">
            <text:p>39</text:p>
          </table:table-cell>
          <table:table-cell office:value-type="float" office:value="79.794872" calcext:value-type="float">
            <text:p>79.794872</text:p>
          </table:table-cell>
          <table:table-cell office:value-type="string" calcext:value-type="string">
            <text:p><text:s/>SHVR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110" calcext:value-type="float">
            <text:p>110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<text:s/></text:p>
          </table:table-cell>
          <table:table-cell table:formula="of:=IF([.F132]&gt;[.J132];[.C132];[.G132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3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035" calcext:value-type="float">
            <text:p>3035</text:p>
          </table:table-cell>
          <table:table-cell office:value-type="float" office:value="39" calcext:value-type="float">
            <text:p>39</text:p>
          </table:table-cell>
          <table:table-cell office:value-type="float" office:value="77.820513" calcext:value-type="float">
            <text:p>77.820513</text:p>
          </table:table-cell>
          <table:table-cell office:value-type="string" calcext:value-type="string">
            <text:p><text:s/>SHVR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<text:s/></text:p>
          </table:table-cell>
          <table:table-cell table:formula="of:=IF([.F133]&gt;[.J133];[.C133];[.G133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3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246" calcext:value-type="float">
            <text:p>2246</text:p>
          </table:table-cell>
          <table:table-cell office:value-type="float" office:value="39" calcext:value-type="float">
            <text:p>39</text:p>
          </table:table-cell>
          <table:table-cell office:value-type="float" office:value="57.589744" calcext:value-type="float">
            <text:p>57.589744</text:p>
          </table:table-cell>
          <table:table-cell office:value-type="string" calcext:value-type="string">
            <text:p><text:s/>SHVR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<text:s/></text:p>
          </table:table-cell>
          <table:table-cell table:formula="of:=IF([.F134]&gt;[.J134];[.C134];[.G134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3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503" calcext:value-type="float">
            <text:p>2503</text:p>
          </table:table-cell>
          <table:table-cell office:value-type="float" office:value="39" calcext:value-type="float">
            <text:p>39</text:p>
          </table:table-cell>
          <table:table-cell office:value-type="float" office:value="64.179487" calcext:value-type="float">
            <text:p>64.179487</text:p>
          </table:table-cell>
          <table:table-cell office:value-type="string" calcext:value-type="string">
            <text:p><text:s/>SHVR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float" office:value="107" calcext:value-type="float">
            <text:p>107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<text:s/></text:p>
          </table:table-cell>
          <table:table-cell table:formula="of:=IF([.F135]&gt;[.J135];[.C135];[.G135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3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600" calcext:value-type="float">
            <text:p>2600</text:p>
          </table:table-cell>
          <table:table-cell office:value-type="float" office:value="39" calcext:value-type="float">
            <text:p>39</text:p>
          </table:table-cell>
          <table:table-cell office:value-type="float" office:value="66.666667" calcext:value-type="float">
            <text:p>66.666667</text:p>
          </table:table-cell>
          <table:table-cell office:value-type="string" calcext:value-type="string">
            <text:p><text:s/>SHVR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113" calcext:value-type="float">
            <text:p>113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<text:s/></text:p>
          </table:table-cell>
          <table:table-cell table:formula="of:=IF([.F136]&gt;[.J136];[.C136];[.G136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3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732" calcext:value-type="float">
            <text:p>2732</text:p>
          </table:table-cell>
          <table:table-cell office:value-type="float" office:value="39" calcext:value-type="float">
            <text:p>39</text:p>
          </table:table-cell>
          <table:table-cell office:value-type="float" office:value="70.051282" calcext:value-type="float">
            <text:p>70.051282</text:p>
          </table:table-cell>
          <table:table-cell office:value-type="string" calcext:value-type="string">
            <text:p><text:s/>SHVR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111" calcext:value-type="float">
            <text:p>111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<text:s/></text:p>
          </table:table-cell>
          <table:table-cell table:formula="of:=IF([.F137]&gt;[.J137];[.C137];[.G137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3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723" calcext:value-type="float">
            <text:p>2723</text:p>
          </table:table-cell>
          <table:table-cell office:value-type="float" office:value="39" calcext:value-type="float">
            <text:p>39</text:p>
          </table:table-cell>
          <table:table-cell office:value-type="float" office:value="69.820513" calcext:value-type="float">
            <text:p>69.820513</text:p>
          </table:table-cell>
          <table:table-cell office:value-type="string" calcext:value-type="string">
            <text:p><text:s/>SHVR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06" calcext:value-type="float">
            <text:p>106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<text:s/></text:p>
          </table:table-cell>
          <table:table-cell table:formula="of:=IF([.F138]&gt;[.J138];[.C138];[.G138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3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250" calcext:value-type="float">
            <text:p>2250</text:p>
          </table:table-cell>
          <table:table-cell office:value-type="float" office:value="39" calcext:value-type="float">
            <text:p>39</text:p>
          </table:table-cell>
          <table:table-cell office:value-type="float" office:value="57.692308" calcext:value-type="float">
            <text:p>57.692308</text:p>
          </table:table-cell>
          <table:table-cell office:value-type="string" calcext:value-type="string">
            <text:p><text:s/>SHVR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14" calcext:value-type="float">
            <text:p>114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<text:s/></text:p>
          </table:table-cell>
          <table:table-cell table:formula="of:=IF([.F139]&gt;[.J139];[.C139];[.G139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3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255" calcext:value-type="float">
            <text:p>3255</text:p>
          </table:table-cell>
          <table:table-cell office:value-type="float" office:value="39" calcext:value-type="float">
            <text:p>39</text:p>
          </table:table-cell>
          <table:table-cell office:value-type="float" office:value="83.461538" calcext:value-type="float">
            <text:p>83.461538</text:p>
          </table:table-cell>
          <table:table-cell office:value-type="string" calcext:value-type="string">
            <text:p><text:s/>SHVR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106" calcext:value-type="float">
            <text:p>106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<text:s/></text:p>
          </table:table-cell>
          <table:table-cell table:formula="of:=IF([.F140]&gt;[.J140];[.C140];[.G140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4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925" calcext:value-type="float">
            <text:p>2925</text:p>
          </table:table-cell>
          <table:table-cell office:value-type="float" office:value="39" calcext:value-type="float">
            <text:p>39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<text:s/>SHVR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<text:s/></text:p>
          </table:table-cell>
          <table:table-cell table:formula="of:=IF([.F141]&gt;[.J141];[.C141];[.G141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4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019" calcext:value-type="float">
            <text:p>3019</text:p>
          </table:table-cell>
          <table:table-cell office:value-type="float" office:value="39" calcext:value-type="float">
            <text:p>39</text:p>
          </table:table-cell>
          <table:table-cell office:value-type="float" office:value="77.410256" calcext:value-type="float">
            <text:p>77.410256</text:p>
          </table:table-cell>
          <table:table-cell office:value-type="string" calcext:value-type="string">
            <text:p><text:s/>SHVR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<text:s/></text:p>
          </table:table-cell>
          <table:table-cell table:formula="of:=IF([.F142]&gt;[.J142];[.C142];[.G142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4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771" calcext:value-type="float">
            <text:p>2771</text:p>
          </table:table-cell>
          <table:table-cell office:value-type="float" office:value="39" calcext:value-type="float">
            <text:p>39</text:p>
          </table:table-cell>
          <table:table-cell office:value-type="float" office:value="71.051282" calcext:value-type="float">
            <text:p>71.051282</text:p>
          </table:table-cell>
          <table:table-cell office:value-type="string" calcext:value-type="string">
            <text:p><text:s/>SHVR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float" office:value="73" calcext:value-type="float">
            <text:p>7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table:formula="of:=IF([.F143]&gt;[.J143];[.C143];[.G143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4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742" calcext:value-type="float">
            <text:p>2742</text:p>
          </table:table-cell>
          <table:table-cell office:value-type="float" office:value="39" calcext:value-type="float">
            <text:p>39</text:p>
          </table:table-cell>
          <table:table-cell office:value-type="float" office:value="70.307692" calcext:value-type="float">
            <text:p>70.307692</text:p>
          </table:table-cell>
          <table:table-cell office:value-type="string" calcext:value-type="string">
            <text:p><text:s/>SHVR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114" calcext:value-type="float">
            <text:p>114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<text:s/></text:p>
          </table:table-cell>
          <table:table-cell table:formula="of:=IF([.F144]&gt;[.J144];[.C144];[.G144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4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029" calcext:value-type="float">
            <text:p>3029</text:p>
          </table:table-cell>
          <table:table-cell office:value-type="float" office:value="39" calcext:value-type="float">
            <text:p>39</text:p>
          </table:table-cell>
          <table:table-cell office:value-type="float" office:value="77.666667" calcext:value-type="float">
            <text:p>77.666667</text:p>
          </table:table-cell>
          <table:table-cell office:value-type="string" calcext:value-type="string">
            <text:p><text:s/>SHVR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11" calcext:value-type="float">
            <text:p>111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<text:s/></text:p>
          </table:table-cell>
          <table:table-cell table:formula="of:=IF([.F145]&gt;[.J145];[.C145];[.G145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4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810" calcext:value-type="float">
            <text:p>2810</text:p>
          </table:table-cell>
          <table:table-cell office:value-type="float" office:value="39" calcext:value-type="float">
            <text:p>39</text:p>
          </table:table-cell>
          <table:table-cell office:value-type="float" office:value="72.051282" calcext:value-type="float">
            <text:p>72.051282</text:p>
          </table:table-cell>
          <table:table-cell office:value-type="string" calcext:value-type="string">
            <text:p><text:s/>SHVR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<text:s/></text:p>
          </table:table-cell>
          <table:table-cell table:formula="of:=IF([.F146]&gt;[.J146];[.C146];[.G146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4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809" calcext:value-type="float">
            <text:p>2809</text:p>
          </table:table-cell>
          <table:table-cell office:value-type="float" office:value="39" calcext:value-type="float">
            <text:p>39</text:p>
          </table:table-cell>
          <table:table-cell office:value-type="float" office:value="72.025641" calcext:value-type="float">
            <text:p>72.025641</text:p>
          </table:table-cell>
          <table:table-cell office:value-type="string" calcext:value-type="string">
            <text:p><text:s/>SHVR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<text:s/></text:p>
          </table:table-cell>
          <table:table-cell table:formula="of:=IF([.F147]&gt;[.J147];[.C147];[.G147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4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923" calcext:value-type="float">
            <text:p>2923</text:p>
          </table:table-cell>
          <table:table-cell office:value-type="float" office:value="39" calcext:value-type="float">
            <text:p>39</text:p>
          </table:table-cell>
          <table:table-cell office:value-type="float" office:value="74.948718" calcext:value-type="float">
            <text:p>74.948718</text:p>
          </table:table-cell>
          <table:table-cell office:value-type="string" calcext:value-type="string">
            <text:p><text:s/>SHVR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109" calcext:value-type="float">
            <text:p>109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<text:s/></text:p>
          </table:table-cell>
          <table:table-cell table:formula="of:=IF([.F148]&gt;[.J148];[.C148];[.G148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4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906" calcext:value-type="float">
            <text:p>2906</text:p>
          </table:table-cell>
          <table:table-cell office:value-type="float" office:value="39" calcext:value-type="float">
            <text:p>39</text:p>
          </table:table-cell>
          <table:table-cell office:value-type="float" office:value="74.512821" calcext:value-type="float">
            <text:p>74.512821</text:p>
          </table:table-cell>
          <table:table-cell office:value-type="string" calcext:value-type="string">
            <text:p><text:s/>SHVR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109" calcext:value-type="float">
            <text:p>109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<text:s/></text:p>
          </table:table-cell>
          <table:table-cell table:formula="of:=IF([.F149]&gt;[.J149];[.C149];[.G149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4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697" calcext:value-type="float">
            <text:p>2697</text:p>
          </table:table-cell>
          <table:table-cell office:value-type="float" office:value="39" calcext:value-type="float">
            <text:p>39</text:p>
          </table:table-cell>
          <table:table-cell office:value-type="float" office:value="69.153846" calcext:value-type="float">
            <text:p>69.153846</text:p>
          </table:table-cell>
          <table:table-cell office:value-type="string" calcext:value-type="string">
            <text:p><text:s/>SHVR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106" calcext:value-type="float">
            <text:p>106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<text:s/></text:p>
          </table:table-cell>
          <table:table-cell table:formula="of:=IF([.F150]&gt;[.J150];[.C150];[.G150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5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025" calcext:value-type="float">
            <text:p>3025</text:p>
          </table:table-cell>
          <table:table-cell office:value-type="float" office:value="39" calcext:value-type="float">
            <text:p>39</text:p>
          </table:table-cell>
          <table:table-cell office:value-type="float" office:value="77.564103" calcext:value-type="float">
            <text:p>77.564103</text:p>
          </table:table-cell>
          <table:table-cell office:value-type="string" calcext:value-type="string">
            <text:p><text:s/>SHVR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<text:s/></text:p>
          </table:table-cell>
          <table:table-cell table:formula="of:=IF([.F151]&gt;[.J151];[.C151];[.G151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5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779" calcext:value-type="float">
            <text:p>2779</text:p>
          </table:table-cell>
          <table:table-cell office:value-type="float" office:value="39" calcext:value-type="float">
            <text:p>39</text:p>
          </table:table-cell>
          <table:table-cell office:value-type="float" office:value="71.25641" calcext:value-type="float">
            <text:p>71.25641</text:p>
          </table:table-cell>
          <table:table-cell office:value-type="string" calcext:value-type="string">
            <text:p><text:s/>SHVR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<text:s/></text:p>
          </table:table-cell>
          <table:table-cell table:formula="of:=IF([.F152]&gt;[.J152];[.C152];[.G152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5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342" calcext:value-type="float">
            <text:p>3342</text:p>
          </table:table-cell>
          <table:table-cell office:value-type="float" office:value="39" calcext:value-type="float">
            <text:p>39</text:p>
          </table:table-cell>
          <table:table-cell office:value-type="float" office:value="85.692308" calcext:value-type="float">
            <text:p>85.692308</text:p>
          </table:table-cell>
          <table:table-cell office:value-type="string" calcext:value-type="string">
            <text:p><text:s/>SHVR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106" calcext:value-type="float">
            <text:p>106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<text:s/></text:p>
          </table:table-cell>
          <table:table-cell table:formula="of:=IF([.F153]&gt;[.J153];[.C153];[.G153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5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002" calcext:value-type="float">
            <text:p>3002</text:p>
          </table:table-cell>
          <table:table-cell office:value-type="float" office:value="39" calcext:value-type="float">
            <text:p>39</text:p>
          </table:table-cell>
          <table:table-cell office:value-type="float" office:value="76.974359" calcext:value-type="float">
            <text:p>76.974359</text:p>
          </table:table-cell>
          <table:table-cell office:value-type="string" calcext:value-type="string">
            <text:p><text:s/>SHVR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06" calcext:value-type="float">
            <text:p>106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<text:s/></text:p>
          </table:table-cell>
          <table:table-cell table:formula="of:=IF([.F154]&gt;[.J154];[.C154];[.G154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5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847" calcext:value-type="float">
            <text:p>2847</text:p>
          </table:table-cell>
          <table:table-cell office:value-type="float" office:value="39" calcext:value-type="float">
            <text:p>39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<text:s/>SHVR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111" calcext:value-type="float">
            <text:p>111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<text:s/></text:p>
          </table:table-cell>
          <table:table-cell table:formula="of:=IF([.F155]&gt;[.J155];[.C155];[.G155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5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701" calcext:value-type="float">
            <text:p>2701</text:p>
          </table:table-cell>
          <table:table-cell office:value-type="float" office:value="39" calcext:value-type="float">
            <text:p>39</text:p>
          </table:table-cell>
          <table:table-cell office:value-type="float" office:value="69.25641" calcext:value-type="float">
            <text:p>69.25641</text:p>
          </table:table-cell>
          <table:table-cell office:value-type="string" calcext:value-type="string">
            <text:p><text:s/>SHVR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float" office:value="110" calcext:value-type="float">
            <text:p>110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<text:s/></text:p>
          </table:table-cell>
          <table:table-cell table:formula="of:=IF([.F156]&gt;[.J156];[.C156];[.G156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5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753" calcext:value-type="float">
            <text:p>2753</text:p>
          </table:table-cell>
          <table:table-cell office:value-type="float" office:value="39" calcext:value-type="float">
            <text:p>39</text:p>
          </table:table-cell>
          <table:table-cell office:value-type="float" office:value="70.589744" calcext:value-type="float">
            <text:p>70.589744</text:p>
          </table:table-cell>
          <table:table-cell office:value-type="string" calcext:value-type="string">
            <text:p><text:s/>SHVR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10" calcext:value-type="float">
            <text:p>110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<text:s/></text:p>
          </table:table-cell>
          <table:table-cell table:formula="of:=IF([.F157]&gt;[.J157];[.C157];[.G157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5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047" calcext:value-type="float">
            <text:p>3047</text:p>
          </table:table-cell>
          <table:table-cell office:value-type="float" office:value="39" calcext:value-type="float">
            <text:p>39</text:p>
          </table:table-cell>
          <table:table-cell office:value-type="float" office:value="78.128205" calcext:value-type="float">
            <text:p>78.128205</text:p>
          </table:table-cell>
          <table:table-cell office:value-type="string" calcext:value-type="string">
            <text:p><text:s/>SHVR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10" calcext:value-type="float">
            <text:p>110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<text:s/></text:p>
          </table:table-cell>
          <table:table-cell table:formula="of:=IF([.F158]&gt;[.J158];[.C158];[.G158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5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959" calcext:value-type="float">
            <text:p>2959</text:p>
          </table:table-cell>
          <table:table-cell office:value-type="float" office:value="39" calcext:value-type="float">
            <text:p>39</text:p>
          </table:table-cell>
          <table:table-cell office:value-type="float" office:value="75.871795" calcext:value-type="float">
            <text:p>75.871795</text:p>
          </table:table-cell>
          <table:table-cell office:value-type="string" calcext:value-type="string">
            <text:p><text:s/>SHVR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<text:s/></text:p>
          </table:table-cell>
          <table:table-cell table:formula="of:=IF([.F159]&gt;[.J159];[.C159];[.G159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5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837" calcext:value-type="float">
            <text:p>2837</text:p>
          </table:table-cell>
          <table:table-cell office:value-type="float" office:value="39" calcext:value-type="float">
            <text:p>39</text:p>
          </table:table-cell>
          <table:table-cell office:value-type="float" office:value="72.74359" calcext:value-type="float">
            <text:p>72.74359</text:p>
          </table:table-cell>
          <table:table-cell office:value-type="string" calcext:value-type="string">
            <text:p><text:s/>SHVR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106" calcext:value-type="float">
            <text:p>106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<text:s/></text:p>
          </table:table-cell>
          <table:table-cell table:formula="of:=IF([.F160]&gt;[.J160];[.C160];[.G160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6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534" calcext:value-type="float">
            <text:p>1534</text:p>
          </table:table-cell>
          <table:table-cell office:value-type="float" office:value="39" calcext:value-type="float">
            <text:p>39</text:p>
          </table:table-cell>
          <table:table-cell office:value-type="float" office:value="39.333333" calcext:value-type="float">
            <text:p>39.333333</text:p>
          </table:table-cell>
          <table:table-cell office:value-type="string" calcext:value-type="string">
            <text:p><text:s/>SHV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<text:s/></text:p>
          </table:table-cell>
          <table:table-cell table:formula="of:=IF([.F161]&gt;[.J161];[.C161];[.G161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6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957" calcext:value-type="float">
            <text:p>2957</text:p>
          </table:table-cell>
          <table:table-cell office:value-type="float" office:value="39" calcext:value-type="float">
            <text:p>39</text:p>
          </table:table-cell>
          <table:table-cell office:value-type="float" office:value="75.820513" calcext:value-type="float">
            <text:p>75.820513</text:p>
          </table:table-cell>
          <table:table-cell office:value-type="string" calcext:value-type="string">
            <text:p><text:s/>SHVR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<text:s/></text:p>
          </table:table-cell>
          <table:table-cell table:formula="of:=IF([.F162]&gt;[.J162];[.C162];[.G162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6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920" calcext:value-type="float">
            <text:p>2920</text:p>
          </table:table-cell>
          <table:table-cell office:value-type="float" office:value="39" calcext:value-type="float">
            <text:p>39</text:p>
          </table:table-cell>
          <table:table-cell office:value-type="float" office:value="74.871795" calcext:value-type="float">
            <text:p>74.871795</text:p>
          </table:table-cell>
          <table:table-cell office:value-type="string" calcext:value-type="string">
            <text:p><text:s/>SHVR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105" calcext:value-type="float">
            <text:p>105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<text:s/></text:p>
          </table:table-cell>
          <table:table-cell table:formula="of:=IF([.F163]&gt;[.J163];[.C163];[.G163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6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026" calcext:value-type="float">
            <text:p>3026</text:p>
          </table:table-cell>
          <table:table-cell office:value-type="float" office:value="39" calcext:value-type="float">
            <text:p>39</text:p>
          </table:table-cell>
          <table:table-cell office:value-type="float" office:value="77.589744" calcext:value-type="float">
            <text:p>77.589744</text:p>
          </table:table-cell>
          <table:table-cell office:value-type="string" calcext:value-type="string">
            <text:p><text:s/>SHVR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<text:s/></text:p>
          </table:table-cell>
          <table:table-cell table:formula="of:=IF([.F164]&gt;[.J164];[.C164];[.G164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6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957" calcext:value-type="float">
            <text:p>2957</text:p>
          </table:table-cell>
          <table:table-cell office:value-type="float" office:value="39" calcext:value-type="float">
            <text:p>39</text:p>
          </table:table-cell>
          <table:table-cell office:value-type="float" office:value="75.820513" calcext:value-type="float">
            <text:p>75.820513</text:p>
          </table:table-cell>
          <table:table-cell office:value-type="string" calcext:value-type="string">
            <text:p><text:s/>SHVR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06" calcext:value-type="float">
            <text:p>106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<text:s/></text:p>
          </table:table-cell>
          <table:table-cell table:formula="of:=IF([.F165]&gt;[.J165];[.C165];[.G165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6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533" calcext:value-type="float">
            <text:p>2533</text:p>
          </table:table-cell>
          <table:table-cell office:value-type="float" office:value="39" calcext:value-type="float">
            <text:p>39</text:p>
          </table:table-cell>
          <table:table-cell office:value-type="float" office:value="64.948718" calcext:value-type="float">
            <text:p>64.948718</text:p>
          </table:table-cell>
          <table:table-cell office:value-type="string" calcext:value-type="string">
            <text:p><text:s/>SHVR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107" calcext:value-type="float">
            <text:p>107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</text:p>
          </table:table-cell>
          <table:table-cell table:formula="of:=IF([.F166]&gt;[.J166];[.C166];[.G166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6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055" calcext:value-type="float">
            <text:p>3055</text:p>
          </table:table-cell>
          <table:table-cell office:value-type="float" office:value="39" calcext:value-type="float">
            <text:p>39</text:p>
          </table:table-cell>
          <table:table-cell office:value-type="float" office:value="78.333333" calcext:value-type="float">
            <text:p>78.333333</text:p>
          </table:table-cell>
          <table:table-cell office:value-type="string" calcext:value-type="string">
            <text:p><text:s/>SHVR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116" calcext:value-type="float">
            <text:p>116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<text:s/></text:p>
          </table:table-cell>
          <table:table-cell table:formula="of:=IF([.F167]&gt;[.J167];[.C167];[.G167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6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019" calcext:value-type="float">
            <text:p>3019</text:p>
          </table:table-cell>
          <table:table-cell office:value-type="float" office:value="39" calcext:value-type="float">
            <text:p>39</text:p>
          </table:table-cell>
          <table:table-cell office:value-type="float" office:value="77.410256" calcext:value-type="float">
            <text:p>77.410256</text:p>
          </table:table-cell>
          <table:table-cell office:value-type="string" calcext:value-type="string">
            <text:p><text:s/>SHVR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111" calcext:value-type="float">
            <text:p>11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<text:s/></text:p>
          </table:table-cell>
          <table:table-cell table:formula="of:=IF([.F168]&gt;[.J168];[.C168];[.G168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6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174" calcext:value-type="float">
            <text:p>3174</text:p>
          </table:table-cell>
          <table:table-cell office:value-type="float" office:value="39" calcext:value-type="float">
            <text:p>39</text:p>
          </table:table-cell>
          <table:table-cell office:value-type="float" office:value="81.384615" calcext:value-type="float">
            <text:p>81.384615</text:p>
          </table:table-cell>
          <table:table-cell office:value-type="string" calcext:value-type="string">
            <text:p><text:s/>SHVR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07" calcext:value-type="float">
            <text:p>107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<text:s/></text:p>
          </table:table-cell>
          <table:table-cell table:formula="of:=IF([.F169]&gt;[.J169];[.C169];[.G169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6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074" calcext:value-type="float">
            <text:p>3074</text:p>
          </table:table-cell>
          <table:table-cell office:value-type="float" office:value="39" calcext:value-type="float">
            <text:p>39</text:p>
          </table:table-cell>
          <table:table-cell office:value-type="float" office:value="78.820513" calcext:value-type="float">
            <text:p>78.820513</text:p>
          </table:table-cell>
          <table:table-cell office:value-type="string" calcext:value-type="string">
            <text:p><text:s/>SHVR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float" office:value="106" calcext:value-type="float">
            <text:p>106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<text:s/></text:p>
          </table:table-cell>
          <table:table-cell table:formula="of:=IF([.F170]&gt;[.J170];[.C170];[.G170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7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514" calcext:value-type="float">
            <text:p>2514</text:p>
          </table:table-cell>
          <table:table-cell office:value-type="float" office:value="39" calcext:value-type="float">
            <text:p>39</text:p>
          </table:table-cell>
          <table:table-cell office:value-type="float" office:value="64.461538" calcext:value-type="float">
            <text:p>64.461538</text:p>
          </table:table-cell>
          <table:table-cell office:value-type="string" calcext:value-type="string">
            <text:p><text:s/>SHVR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04" calcext:value-type="float">
            <text:p>104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<text:s/></text:p>
          </table:table-cell>
          <table:table-cell table:formula="of:=IF([.F171]&gt;[.J171];[.C171];[.G171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7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790" calcext:value-type="float">
            <text:p>2790</text:p>
          </table:table-cell>
          <table:table-cell office:value-type="float" office:value="39" calcext:value-type="float">
            <text:p>39</text:p>
          </table:table-cell>
          <table:table-cell office:value-type="float" office:value="71.538462" calcext:value-type="float">
            <text:p>71.538462</text:p>
          </table:table-cell>
          <table:table-cell office:value-type="string" calcext:value-type="string">
            <text:p><text:s/>SHVR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05" calcext:value-type="float">
            <text:p>105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<text:s/></text:p>
          </table:table-cell>
          <table:table-cell table:formula="of:=IF([.F172]&gt;[.J172];[.C172];[.G172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7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060" calcext:value-type="float">
            <text:p>2060</text:p>
          </table:table-cell>
          <table:table-cell office:value-type="float" office:value="39" calcext:value-type="float">
            <text:p>39</text:p>
          </table:table-cell>
          <table:table-cell office:value-type="float" office:value="52.820513" calcext:value-type="float">
            <text:p>52.820513</text:p>
          </table:table-cell>
          <table:table-cell office:value-type="string" calcext:value-type="string">
            <text:p><text:s/>SHVR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113" calcext:value-type="float">
            <text:p>113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<text:s/></text:p>
          </table:table-cell>
          <table:table-cell table:formula="of:=IF([.F173]&gt;[.J173];[.C173];[.G173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7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704" calcext:value-type="float">
            <text:p>2704</text:p>
          </table:table-cell>
          <table:table-cell office:value-type="float" office:value="39" calcext:value-type="float">
            <text:p>39</text:p>
          </table:table-cell>
          <table:table-cell office:value-type="float" office:value="69.333333" calcext:value-type="float">
            <text:p>69.333333</text:p>
          </table:table-cell>
          <table:table-cell office:value-type="string" calcext:value-type="string">
            <text:p><text:s/>SHVR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08" calcext:value-type="float">
            <text:p>108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<text:s/></text:p>
          </table:table-cell>
          <table:table-cell table:formula="of:=IF([.F174]&gt;[.J174];[.C174];[.G174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7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764" calcext:value-type="float">
            <text:p>2764</text:p>
          </table:table-cell>
          <table:table-cell office:value-type="float" office:value="39" calcext:value-type="float">
            <text:p>39</text:p>
          </table:table-cell>
          <table:table-cell office:value-type="float" office:value="70.871795" calcext:value-type="float">
            <text:p>70.871795</text:p>
          </table:table-cell>
          <table:table-cell office:value-type="string" calcext:value-type="string">
            <text:p><text:s/>SHVR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111" calcext:value-type="float">
            <text:p>111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<text:s/></text:p>
          </table:table-cell>
          <table:table-cell table:formula="of:=IF([.F175]&gt;[.J175];[.C175];[.G175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7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191" calcext:value-type="float">
            <text:p>3191</text:p>
          </table:table-cell>
          <table:table-cell office:value-type="float" office:value="39" calcext:value-type="float">
            <text:p>39</text:p>
          </table:table-cell>
          <table:table-cell office:value-type="float" office:value="81.820513" calcext:value-type="float">
            <text:p>81.820513</text:p>
          </table:table-cell>
          <table:table-cell office:value-type="string" calcext:value-type="string">
            <text:p><text:s/>SHVR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2" calcext:value-type="float">
            <text:p>102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<text:s/></text:p>
          </table:table-cell>
          <table:table-cell table:formula="of:=IF([.F176]&gt;[.J176];[.C176];[.G176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7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428" calcext:value-type="float">
            <text:p>2428</text:p>
          </table:table-cell>
          <table:table-cell office:value-type="float" office:value="39" calcext:value-type="float">
            <text:p>39</text:p>
          </table:table-cell>
          <table:table-cell office:value-type="float" office:value="62.25641" calcext:value-type="float">
            <text:p>62.25641</text:p>
          </table:table-cell>
          <table:table-cell office:value-type="string" calcext:value-type="string">
            <text:p><text:s/>SHVR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106" calcext:value-type="float">
            <text:p>106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<text:s/></text:p>
          </table:table-cell>
          <table:table-cell table:formula="of:=IF([.F177]&gt;[.J177];[.C177];[.G177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7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069" calcext:value-type="float">
            <text:p>3069</text:p>
          </table:table-cell>
          <table:table-cell office:value-type="float" office:value="39" calcext:value-type="float">
            <text:p>39</text:p>
          </table:table-cell>
          <table:table-cell office:value-type="float" office:value="78.692308" calcext:value-type="float">
            <text:p>78.692308</text:p>
          </table:table-cell>
          <table:table-cell office:value-type="string" calcext:value-type="string">
            <text:p><text:s/>SHVR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<text:s/></text:p>
          </table:table-cell>
          <table:table-cell table:formula="of:=IF([.F178]&gt;[.J178];[.C178];[.G178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7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751" calcext:value-type="float">
            <text:p>2751</text:p>
          </table:table-cell>
          <table:table-cell office:value-type="float" office:value="39" calcext:value-type="float">
            <text:p>39</text:p>
          </table:table-cell>
          <table:table-cell office:value-type="float" office:value="70.538462" calcext:value-type="float">
            <text:p>70.538462</text:p>
          </table:table-cell>
          <table:table-cell office:value-type="string" calcext:value-type="string">
            <text:p><text:s/>SHVR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114" calcext:value-type="float">
            <text:p>114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<text:s/></text:p>
          </table:table-cell>
          <table:table-cell table:formula="of:=IF([.F179]&gt;[.J179];[.C179];[.G179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7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847" calcext:value-type="float">
            <text:p>1847</text:p>
          </table:table-cell>
          <table:table-cell office:value-type="float" office:value="39" calcext:value-type="float">
            <text:p>39</text:p>
          </table:table-cell>
          <table:table-cell office:value-type="float" office:value="47.358974" calcext:value-type="float">
            <text:p>47.358974</text:p>
          </table:table-cell>
          <table:table-cell office:value-type="string" calcext:value-type="string">
            <text:p><text:s/>SHVR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99" calcext:value-type="float">
            <text:p>99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<text:s/></text:p>
          </table:table-cell>
          <table:table-cell table:formula="of:=IF([.F180]&gt;[.J180];[.C180];[.G180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8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121" calcext:value-type="float">
            <text:p>3121</text:p>
          </table:table-cell>
          <table:table-cell office:value-type="float" office:value="39" calcext:value-type="float">
            <text:p>39</text:p>
          </table:table-cell>
          <table:table-cell office:value-type="float" office:value="80.025641" calcext:value-type="float">
            <text:p>80.025641</text:p>
          </table:table-cell>
          <table:table-cell office:value-type="string" calcext:value-type="string">
            <text:p><text:s/>SHVR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102" calcext:value-type="float">
            <text:p>102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<text:s/></text:p>
          </table:table-cell>
          <table:table-cell table:formula="of:=IF([.F181]&gt;[.J181];[.C181];[.G181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8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837" calcext:value-type="float">
            <text:p>2837</text:p>
          </table:table-cell>
          <table:table-cell office:value-type="float" office:value="39" calcext:value-type="float">
            <text:p>39</text:p>
          </table:table-cell>
          <table:table-cell office:value-type="float" office:value="72.74359" calcext:value-type="float">
            <text:p>72.74359</text:p>
          </table:table-cell>
          <table:table-cell office:value-type="string" calcext:value-type="string">
            <text:p><text:s/>SHVR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84" calcext:value-type="float">
            <text:p>84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<text:s/></text:p>
          </table:table-cell>
          <table:table-cell table:formula="of:=IF([.F182]&gt;[.J182];[.C182];[.G182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8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031" calcext:value-type="float">
            <text:p>3031</text:p>
          </table:table-cell>
          <table:table-cell office:value-type="float" office:value="39" calcext:value-type="float">
            <text:p>39</text:p>
          </table:table-cell>
          <table:table-cell office:value-type="float" office:value="77.717949" calcext:value-type="float">
            <text:p>77.717949</text:p>
          </table:table-cell>
          <table:table-cell office:value-type="string" calcext:value-type="string">
            <text:p><text:s/>SHVR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103" calcext:value-type="float">
            <text:p>103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<text:s/></text:p>
          </table:table-cell>
          <table:table-cell table:formula="of:=IF([.F183]&gt;[.J183];[.C183];[.G183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8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936" calcext:value-type="float">
            <text:p>2936</text:p>
          </table:table-cell>
          <table:table-cell office:value-type="float" office:value="39" calcext:value-type="float">
            <text:p>39</text:p>
          </table:table-cell>
          <table:table-cell office:value-type="float" office:value="75.282051" calcext:value-type="float">
            <text:p>75.282051</text:p>
          </table:table-cell>
          <table:table-cell office:value-type="string" calcext:value-type="string">
            <text:p><text:s/>SHVR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108" calcext:value-type="float">
            <text:p>108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<text:s/></text:p>
          </table:table-cell>
          <table:table-cell table:formula="of:=IF([.F184]&gt;[.J184];[.C184];[.G184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8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048" calcext:value-type="float">
            <text:p>2048</text:p>
          </table:table-cell>
          <table:table-cell office:value-type="float" office:value="39" calcext:value-type="float">
            <text:p>39</text:p>
          </table:table-cell>
          <table:table-cell office:value-type="float" office:value="52.512821" calcext:value-type="float">
            <text:p>52.512821</text:p>
          </table:table-cell>
          <table:table-cell office:value-type="string" calcext:value-type="string">
            <text:p><text:s/>SHVR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10" calcext:value-type="float">
            <text:p>110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</text:p>
          </table:table-cell>
          <table:table-cell table:formula="of:=IF([.F185]&gt;[.J185];[.C185];[.G185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8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404" calcext:value-type="float">
            <text:p>2404</text:p>
          </table:table-cell>
          <table:table-cell office:value-type="float" office:value="39" calcext:value-type="float">
            <text:p>39</text:p>
          </table:table-cell>
          <table:table-cell office:value-type="float" office:value="61.641026" calcext:value-type="float">
            <text:p>61.641026</text:p>
          </table:table-cell>
          <table:table-cell office:value-type="string" calcext:value-type="string">
            <text:p><text:s/>SHVR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<text:s/></text:p>
          </table:table-cell>
          <table:table-cell table:formula="of:=IF([.F186]&gt;[.J186];[.C186];[.G186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8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967" calcext:value-type="float">
            <text:p>2967</text:p>
          </table:table-cell>
          <table:table-cell office:value-type="float" office:value="39" calcext:value-type="float">
            <text:p>39</text:p>
          </table:table-cell>
          <table:table-cell office:value-type="float" office:value="76.076923" calcext:value-type="float">
            <text:p>76.076923</text:p>
          </table:table-cell>
          <table:table-cell office:value-type="string" calcext:value-type="string">
            <text:p><text:s/>SHVR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float" office:value="110" calcext:value-type="float">
            <text:p>110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<text:s/></text:p>
          </table:table-cell>
          <table:table-cell table:formula="of:=IF([.F187]&gt;[.J187];[.C187];[.G187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8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135" calcext:value-type="float">
            <text:p>3135</text:p>
          </table:table-cell>
          <table:table-cell office:value-type="float" office:value="39" calcext:value-type="float">
            <text:p>39</text:p>
          </table:table-cell>
          <table:table-cell office:value-type="float" office:value="80.384615" calcext:value-type="float">
            <text:p>80.384615</text:p>
          </table:table-cell>
          <table:table-cell office:value-type="string" calcext:value-type="string">
            <text:p><text:s/>SHVR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<text:s/></text:p>
          </table:table-cell>
          <table:table-cell table:formula="of:=IF([.F188]&gt;[.J188];[.C188];[.G188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8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494" calcext:value-type="float">
            <text:p>2494</text:p>
          </table:table-cell>
          <table:table-cell office:value-type="float" office:value="39" calcext:value-type="float">
            <text:p>39</text:p>
          </table:table-cell>
          <table:table-cell office:value-type="float" office:value="63.948718" calcext:value-type="float">
            <text:p>63.948718</text:p>
          </table:table-cell>
          <table:table-cell office:value-type="string" calcext:value-type="string">
            <text:p><text:s/>SHVR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09" calcext:value-type="float">
            <text:p>109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<text:s/></text:p>
          </table:table-cell>
          <table:table-cell table:formula="of:=IF([.F189]&gt;[.J189];[.C189];[.G189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8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596" calcext:value-type="float">
            <text:p>2596</text:p>
          </table:table-cell>
          <table:table-cell office:value-type="float" office:value="39" calcext:value-type="float">
            <text:p>39</text:p>
          </table:table-cell>
          <table:table-cell office:value-type="float" office:value="66.564103" calcext:value-type="float">
            <text:p>66.564103</text:p>
          </table:table-cell>
          <table:table-cell office:value-type="string" calcext:value-type="string">
            <text:p><text:s/>SHVR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<text:s/></text:p>
          </table:table-cell>
          <table:table-cell table:formula="of:=IF([.F190]&gt;[.J190];[.C190];[.G190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9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931" calcext:value-type="float">
            <text:p>2931</text:p>
          </table:table-cell>
          <table:table-cell office:value-type="float" office:value="39" calcext:value-type="float">
            <text:p>39</text:p>
          </table:table-cell>
          <table:table-cell office:value-type="float" office:value="75.153846" calcext:value-type="float">
            <text:p>75.153846</text:p>
          </table:table-cell>
          <table:table-cell office:value-type="string" calcext:value-type="string">
            <text:p><text:s/>SHVR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<text:s/></text:p>
          </table:table-cell>
          <table:table-cell table:formula="of:=IF([.F191]&gt;[.J191];[.C191];[.G191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9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929" calcext:value-type="float">
            <text:p>2929</text:p>
          </table:table-cell>
          <table:table-cell office:value-type="float" office:value="39" calcext:value-type="float">
            <text:p>39</text:p>
          </table:table-cell>
          <table:table-cell office:value-type="float" office:value="75.102564" calcext:value-type="float">
            <text:p>75.102564</text:p>
          </table:table-cell>
          <table:table-cell office:value-type="string" calcext:value-type="string">
            <text:p><text:s/>SHVR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110" calcext:value-type="float">
            <text:p>11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<text:s/></text:p>
          </table:table-cell>
          <table:table-cell table:formula="of:=IF([.F192]&gt;[.J192];[.C192];[.G192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9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458" calcext:value-type="float">
            <text:p>2458</text:p>
          </table:table-cell>
          <table:table-cell office:value-type="float" office:value="39" calcext:value-type="float">
            <text:p>39</text:p>
          </table:table-cell>
          <table:table-cell office:value-type="float" office:value="63.025641" calcext:value-type="float">
            <text:p>63.025641</text:p>
          </table:table-cell>
          <table:table-cell office:value-type="string" calcext:value-type="string">
            <text:p><text:s/>SHVR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107" calcext:value-type="float">
            <text:p>107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<text:s/></text:p>
          </table:table-cell>
          <table:table-cell table:formula="of:=IF([.F193]&gt;[.J193];[.C193];[.G193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9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451" calcext:value-type="float">
            <text:p>2451</text:p>
          </table:table-cell>
          <table:table-cell office:value-type="float" office:value="39" calcext:value-type="float">
            <text:p>39</text:p>
          </table:table-cell>
          <table:table-cell office:value-type="float" office:value="62.846154" calcext:value-type="float">
            <text:p>62.846154</text:p>
          </table:table-cell>
          <table:table-cell office:value-type="string" calcext:value-type="string">
            <text:p><text:s/>SHVR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109" calcext:value-type="float">
            <text:p>109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<text:s/></text:p>
          </table:table-cell>
          <table:table-cell table:formula="of:=IF([.F194]&gt;[.J194];[.C194];[.G194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9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234" calcext:value-type="float">
            <text:p>3234</text:p>
          </table:table-cell>
          <table:table-cell office:value-type="float" office:value="39" calcext:value-type="float">
            <text:p>39</text:p>
          </table:table-cell>
          <table:table-cell office:value-type="float" office:value="82.923077" calcext:value-type="float">
            <text:p>82.923077</text:p>
          </table:table-cell>
          <table:table-cell office:value-type="string" calcext:value-type="string">
            <text:p><text:s/>SHVR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107" calcext:value-type="float">
            <text:p>107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<text:s/></text:p>
          </table:table-cell>
          <table:table-cell table:formula="of:=IF([.F195]&gt;[.J195];[.C195];[.G195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9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560" calcext:value-type="float">
            <text:p>2560</text:p>
          </table:table-cell>
          <table:table-cell office:value-type="float" office:value="39" calcext:value-type="float">
            <text:p>39</text:p>
          </table:table-cell>
          <table:table-cell office:value-type="float" office:value="65.641026" calcext:value-type="float">
            <text:p>65.641026</text:p>
          </table:table-cell>
          <table:table-cell office:value-type="string" calcext:value-type="string">
            <text:p><text:s/>SHVR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09" calcext:value-type="float">
            <text:p>109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<text:s/></text:p>
          </table:table-cell>
          <table:table-cell table:formula="of:=IF([.F196]&gt;[.J196];[.C196];[.G196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9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034" calcext:value-type="float">
            <text:p>3034</text:p>
          </table:table-cell>
          <table:table-cell office:value-type="float" office:value="39" calcext:value-type="float">
            <text:p>39</text:p>
          </table:table-cell>
          <table:table-cell office:value-type="float" office:value="77.794872" calcext:value-type="float">
            <text:p>77.794872</text:p>
          </table:table-cell>
          <table:table-cell office:value-type="string" calcext:value-type="string">
            <text:p><text:s/>SHVR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119" calcext:value-type="float">
            <text:p>119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<text:s/></text:p>
          </table:table-cell>
          <table:table-cell table:formula="of:=IF([.F197]&gt;[.J197];[.C197];[.G197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9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864" calcext:value-type="float">
            <text:p>2864</text:p>
          </table:table-cell>
          <table:table-cell office:value-type="float" office:value="39" calcext:value-type="float">
            <text:p>39</text:p>
          </table:table-cell>
          <table:table-cell office:value-type="float" office:value="73.435897" calcext:value-type="float">
            <text:p>73.435897</text:p>
          </table:table-cell>
          <table:table-cell office:value-type="string" calcext:value-type="string">
            <text:p><text:s/>SHVR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104" calcext:value-type="float">
            <text:p>104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<text:s/></text:p>
          </table:table-cell>
          <table:table-cell table:formula="of:=IF([.F198]&gt;[.J198];[.C198];[.G198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9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154" calcext:value-type="float">
            <text:p>3154</text:p>
          </table:table-cell>
          <table:table-cell office:value-type="float" office:value="39" calcext:value-type="float">
            <text:p>39</text:p>
          </table:table-cell>
          <table:table-cell office:value-type="float" office:value="80.871795" calcext:value-type="float">
            <text:p>80.871795</text:p>
          </table:table-cell>
          <table:table-cell office:value-type="string" calcext:value-type="string">
            <text:p><text:s/>SHVR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09" calcext:value-type="float">
            <text:p>109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<text:s/></text:p>
          </table:table-cell>
          <table:table-cell table:formula="of:=IF([.F199]&gt;[.J199];[.C199];[.G199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9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679" calcext:value-type="float">
            <text:p>1679</text:p>
          </table:table-cell>
          <table:table-cell office:value-type="float" office:value="39" calcext:value-type="float">
            <text:p>39</text:p>
          </table:table-cell>
          <table:table-cell office:value-type="float" office:value="43.051282" calcext:value-type="float">
            <text:p>43.051282</text:p>
          </table:table-cell>
          <table:table-cell office:value-type="string" calcext:value-type="string">
            <text:p><text:s/>SHVR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<text:s/></text:p>
          </table:table-cell>
          <table:table-cell table:formula="of:=IF([.F200]&gt;[.J200];[.C200];[.G200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20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502" calcext:value-type="float">
            <text:p>2502</text:p>
          </table:table-cell>
          <table:table-cell office:value-type="float" office:value="39" calcext:value-type="float">
            <text:p>39</text:p>
          </table:table-cell>
          <table:table-cell office:value-type="float" office:value="64.153846" calcext:value-type="float">
            <text:p>64.153846</text:p>
          </table:table-cell>
          <table:table-cell office:value-type="string" calcext:value-type="string">
            <text:p><text:s/>SHVR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11" calcext:value-type="float">
            <text:p>111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<text:s/></text:p>
          </table:table-cell>
          <table:table-cell table:formula="of:=IF([.F201]&gt;[.J201];[.C201];[.G201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0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997" calcext:value-type="float">
            <text:p>2997</text:p>
          </table:table-cell>
          <table:table-cell office:value-type="float" office:value="39" calcext:value-type="float">
            <text:p>39</text:p>
          </table:table-cell>
          <table:table-cell office:value-type="float" office:value="76.846154" calcext:value-type="float">
            <text:p>76.846154</text:p>
          </table:table-cell>
          <table:table-cell office:value-type="string" calcext:value-type="string">
            <text:p><text:s/>SHVR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107" calcext:value-type="float">
            <text:p>107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<text:s/></text:p>
          </table:table-cell>
          <table:table-cell table:formula="of:=IF([.F202]&gt;[.J202];[.C202];[.G202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0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907" calcext:value-type="float">
            <text:p>2907</text:p>
          </table:table-cell>
          <table:table-cell office:value-type="float" office:value="39" calcext:value-type="float">
            <text:p>39</text:p>
          </table:table-cell>
          <table:table-cell office:value-type="float" office:value="74.538462" calcext:value-type="float">
            <text:p>74.538462</text:p>
          </table:table-cell>
          <table:table-cell office:value-type="string" calcext:value-type="string">
            <text:p><text:s/>SHVR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105" calcext:value-type="float">
            <text:p>105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<text:s/></text:p>
          </table:table-cell>
          <table:table-cell table:formula="of:=IF([.F203]&gt;[.J203];[.C203];[.G203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0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047" calcext:value-type="float">
            <text:p>3047</text:p>
          </table:table-cell>
          <table:table-cell office:value-type="float" office:value="39" calcext:value-type="float">
            <text:p>39</text:p>
          </table:table-cell>
          <table:table-cell office:value-type="float" office:value="78.128205" calcext:value-type="float">
            <text:p>78.128205</text:p>
          </table:table-cell>
          <table:table-cell office:value-type="string" calcext:value-type="string">
            <text:p><text:s/>SHVR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<text:s/></text:p>
          </table:table-cell>
          <table:table-cell table:formula="of:=IF([.F204]&gt;[.J204];[.C204];[.G204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0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957" calcext:value-type="float">
            <text:p>2957</text:p>
          </table:table-cell>
          <table:table-cell office:value-type="float" office:value="39" calcext:value-type="float">
            <text:p>39</text:p>
          </table:table-cell>
          <table:table-cell office:value-type="float" office:value="75.820513" calcext:value-type="float">
            <text:p>75.820513</text:p>
          </table:table-cell>
          <table:table-cell office:value-type="string" calcext:value-type="string">
            <text:p><text:s/>SHVR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11" calcext:value-type="float">
            <text:p>111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<text:s/></text:p>
          </table:table-cell>
          <table:table-cell table:formula="of:=IF([.F205]&gt;[.J205];[.C205];[.G205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20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778" calcext:value-type="float">
            <text:p>2778</text:p>
          </table:table-cell>
          <table:table-cell office:value-type="float" office:value="39" calcext:value-type="float">
            <text:p>39</text:p>
          </table:table-cell>
          <table:table-cell office:value-type="float" office:value="71.230769" calcext:value-type="float">
            <text:p>71.230769</text:p>
          </table:table-cell>
          <table:table-cell office:value-type="string" calcext:value-type="string">
            <text:p><text:s/>SHVR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4" calcext:value-type="float">
            <text:p>104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<text:s/></text:p>
          </table:table-cell>
          <table:table-cell table:formula="of:=IF([.F206]&gt;[.J206];[.C206];[.G206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0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339" calcext:value-type="float">
            <text:p>2339</text:p>
          </table:table-cell>
          <table:table-cell office:value-type="float" office:value="39" calcext:value-type="float">
            <text:p>39</text:p>
          </table:table-cell>
          <table:table-cell office:value-type="float" office:value="59.974359" calcext:value-type="float">
            <text:p>59.974359</text:p>
          </table:table-cell>
          <table:table-cell office:value-type="string" calcext:value-type="string">
            <text:p><text:s/>SHVR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108" calcext:value-type="float">
            <text:p>108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<text:s/></text:p>
          </table:table-cell>
          <table:table-cell table:formula="of:=IF([.F207]&gt;[.J207];[.C207];[.G207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0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823" calcext:value-type="float">
            <text:p>2823</text:p>
          </table:table-cell>
          <table:table-cell office:value-type="float" office:value="39" calcext:value-type="float">
            <text:p>39</text:p>
          </table:table-cell>
          <table:table-cell office:value-type="float" office:value="72.384615" calcext:value-type="float">
            <text:p>72.384615</text:p>
          </table:table-cell>
          <table:table-cell office:value-type="string" calcext:value-type="string">
            <text:p><text:s/>SHVR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<text:s/></text:p>
          </table:table-cell>
          <table:table-cell table:formula="of:=IF([.F208]&gt;[.J208];[.C208];[.G208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0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615" calcext:value-type="float">
            <text:p>2615</text:p>
          </table:table-cell>
          <table:table-cell office:value-type="float" office:value="39" calcext:value-type="float">
            <text:p>39</text:p>
          </table:table-cell>
          <table:table-cell office:value-type="float" office:value="67.051282" calcext:value-type="float">
            <text:p>67.051282</text:p>
          </table:table-cell>
          <table:table-cell office:value-type="string" calcext:value-type="string">
            <text:p><text:s/>SHVR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105" calcext:value-type="float">
            <text:p>105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<text:s/></text:p>
          </table:table-cell>
          <table:table-cell table:formula="of:=IF([.F209]&gt;[.J209];[.C209];[.G209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0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114" calcext:value-type="float">
            <text:p>3114</text:p>
          </table:table-cell>
          <table:table-cell office:value-type="float" office:value="39" calcext:value-type="float">
            <text:p>39</text:p>
          </table:table-cell>
          <table:table-cell office:value-type="float" office:value="79.846154" calcext:value-type="float">
            <text:p>79.846154</text:p>
          </table:table-cell>
          <table:table-cell office:value-type="string" calcext:value-type="string">
            <text:p><text:s/>SHVR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106" calcext:value-type="float">
            <text:p>106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<text:s/></text:p>
          </table:table-cell>
          <table:table-cell table:formula="of:=IF([.F210]&gt;[.J210];[.C210];[.G210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1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944" calcext:value-type="float">
            <text:p>2944</text:p>
          </table:table-cell>
          <table:table-cell office:value-type="float" office:value="39" calcext:value-type="float">
            <text:p>39</text:p>
          </table:table-cell>
          <table:table-cell office:value-type="float" office:value="75.487179" calcext:value-type="float">
            <text:p>75.487179</text:p>
          </table:table-cell>
          <table:table-cell office:value-type="string" calcext:value-type="string">
            <text:p><text:s/>SHVR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04" calcext:value-type="float">
            <text:p>104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<text:s/></text:p>
          </table:table-cell>
          <table:table-cell table:formula="of:=IF([.F211]&gt;[.J211];[.C211];[.G211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1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829" calcext:value-type="float">
            <text:p>2829</text:p>
          </table:table-cell>
          <table:table-cell office:value-type="float" office:value="39" calcext:value-type="float">
            <text:p>39</text:p>
          </table:table-cell>
          <table:table-cell office:value-type="float" office:value="72.538462" calcext:value-type="float">
            <text:p>72.538462</text:p>
          </table:table-cell>
          <table:table-cell office:value-type="string" calcext:value-type="string">
            <text:p><text:s/>SHVR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107" calcext:value-type="float">
            <text:p>107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<text:s/></text:p>
          </table:table-cell>
          <table:table-cell table:formula="of:=IF([.F212]&gt;[.J212];[.C212];[.G212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1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014" calcext:value-type="float">
            <text:p>3014</text:p>
          </table:table-cell>
          <table:table-cell office:value-type="float" office:value="39" calcext:value-type="float">
            <text:p>39</text:p>
          </table:table-cell>
          <table:table-cell office:value-type="float" office:value="77.282051" calcext:value-type="float">
            <text:p>77.282051</text:p>
          </table:table-cell>
          <table:table-cell office:value-type="string" calcext:value-type="string">
            <text:p><text:s/>SHVR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<text:s/></text:p>
          </table:table-cell>
          <table:table-cell table:formula="of:=IF([.F213]&gt;[.J213];[.C213];[.G213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1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965" calcext:value-type="float">
            <text:p>1965</text:p>
          </table:table-cell>
          <table:table-cell office:value-type="float" office:value="39" calcext:value-type="float">
            <text:p>39</text:p>
          </table:table-cell>
          <table:table-cell office:value-type="float" office:value="50.384615" calcext:value-type="float">
            <text:p>50.384615</text:p>
          </table:table-cell>
          <table:table-cell office:value-type="string" calcext:value-type="string">
            <text:p><text:s/>SHVR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11" calcext:value-type="float">
            <text:p>11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<text:s/></text:p>
          </table:table-cell>
          <table:table-cell table:formula="of:=IF([.F214]&gt;[.J214];[.C214];[.G214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1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154" calcext:value-type="float">
            <text:p>3154</text:p>
          </table:table-cell>
          <table:table-cell office:value-type="float" office:value="39" calcext:value-type="float">
            <text:p>39</text:p>
          </table:table-cell>
          <table:table-cell office:value-type="float" office:value="80.871795" calcext:value-type="float">
            <text:p>80.871795</text:p>
          </table:table-cell>
          <table:table-cell office:value-type="string" calcext:value-type="string">
            <text:p><text:s/>SHVR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101" calcext:value-type="float">
            <text:p>101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<text:s/></text:p>
          </table:table-cell>
          <table:table-cell table:formula="of:=IF([.F215]&gt;[.J215];[.C215];[.G215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1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974" calcext:value-type="float">
            <text:p>2974</text:p>
          </table:table-cell>
          <table:table-cell office:value-type="float" office:value="39" calcext:value-type="float">
            <text:p>39</text:p>
          </table:table-cell>
          <table:table-cell office:value-type="float" office:value="76.25641" calcext:value-type="float">
            <text:p>76.25641</text:p>
          </table:table-cell>
          <table:table-cell office:value-type="string" calcext:value-type="string">
            <text:p><text:s/>SHVR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float" office:value="104" calcext:value-type="float">
            <text:p>104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<text:s/></text:p>
          </table:table-cell>
          <table:table-cell table:formula="of:=IF([.F216]&gt;[.J216];[.C216];[.G216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1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179" calcext:value-type="float">
            <text:p>3179</text:p>
          </table:table-cell>
          <table:table-cell office:value-type="float" office:value="39" calcext:value-type="float">
            <text:p>39</text:p>
          </table:table-cell>
          <table:table-cell office:value-type="float" office:value="81.512821" calcext:value-type="float">
            <text:p>81.512821</text:p>
          </table:table-cell>
          <table:table-cell office:value-type="string" calcext:value-type="string">
            <text:p><text:s/>SHVR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<text:s/></text:p>
          </table:table-cell>
          <table:table-cell table:formula="of:=IF([.F217]&gt;[.J217];[.C217];[.G217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1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851" calcext:value-type="float">
            <text:p>2851</text:p>
          </table:table-cell>
          <table:table-cell office:value-type="float" office:value="39" calcext:value-type="float">
            <text:p>39</text:p>
          </table:table-cell>
          <table:table-cell office:value-type="float" office:value="73.102564" calcext:value-type="float">
            <text:p>73.102564</text:p>
          </table:table-cell>
          <table:table-cell office:value-type="string" calcext:value-type="string">
            <text:p><text:s/>SHVR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<text:s/></text:p>
          </table:table-cell>
          <table:table-cell table:formula="of:=IF([.F218]&gt;[.J218];[.C218];[.G218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1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535" calcext:value-type="float">
            <text:p>2535</text:p>
          </table:table-cell>
          <table:table-cell office:value-type="float" office:value="39" calcext:value-type="float">
            <text:p>39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<text:s/>SHVR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73" calcext:value-type="float">
            <text:p>73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<text:s/></text:p>
          </table:table-cell>
          <table:table-cell table:formula="of:=IF([.F219]&gt;[.J219];[.C219];[.G219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1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372" calcext:value-type="float">
            <text:p>2372</text:p>
          </table:table-cell>
          <table:table-cell office:value-type="float" office:value="39" calcext:value-type="float">
            <text:p>39</text:p>
          </table:table-cell>
          <table:table-cell office:value-type="float" office:value="60.820513" calcext:value-type="float">
            <text:p>60.820513</text:p>
          </table:table-cell>
          <table:table-cell office:value-type="string" calcext:value-type="string">
            <text:p><text:s/>SHVR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101" calcext:value-type="float">
            <text:p>101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<text:s/></text:p>
          </table:table-cell>
          <table:table-cell table:formula="of:=IF([.F220]&gt;[.J220];[.C220];[.G220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2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943" calcext:value-type="float">
            <text:p>2943</text:p>
          </table:table-cell>
          <table:table-cell office:value-type="float" office:value="39" calcext:value-type="float">
            <text:p>39</text:p>
          </table:table-cell>
          <table:table-cell office:value-type="float" office:value="75.461538" calcext:value-type="float">
            <text:p>75.461538</text:p>
          </table:table-cell>
          <table:table-cell office:value-type="string" calcext:value-type="string">
            <text:p><text:s/>SHVR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106" calcext:value-type="float">
            <text:p>106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<text:s/></text:p>
          </table:table-cell>
          <table:table-cell table:formula="of:=IF([.F221]&gt;[.J221];[.C221];[.G221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2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185" calcext:value-type="float">
            <text:p>3185</text:p>
          </table:table-cell>
          <table:table-cell office:value-type="float" office:value="39" calcext:value-type="float">
            <text:p>39</text:p>
          </table:table-cell>
          <table:table-cell office:value-type="float" office:value="81.666667" calcext:value-type="float">
            <text:p>81.666667</text:p>
          </table:table-cell>
          <table:table-cell office:value-type="string" calcext:value-type="string">
            <text:p><text:s/>SHVR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110" calcext:value-type="float">
            <text:p>110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<text:s/></text:p>
          </table:table-cell>
          <table:table-cell table:formula="of:=IF([.F222]&gt;[.J222];[.C222];[.G222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2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150" calcext:value-type="float">
            <text:p>3150</text:p>
          </table:table-cell>
          <table:table-cell office:value-type="float" office:value="39" calcext:value-type="float">
            <text:p>39</text:p>
          </table:table-cell>
          <table:table-cell office:value-type="float" office:value="80.769231" calcext:value-type="float">
            <text:p>80.769231</text:p>
          </table:table-cell>
          <table:table-cell office:value-type="string" calcext:value-type="string">
            <text:p><text:s/>SHVR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118" calcext:value-type="float">
            <text:p>118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<text:s/></text:p>
          </table:table-cell>
          <table:table-cell table:formula="of:=IF([.F223]&gt;[.J223];[.C223];[.G223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2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003" calcext:value-type="float">
            <text:p>3003</text:p>
          </table:table-cell>
          <table:table-cell office:value-type="float" office:value="39" calcext:value-type="float">
            <text:p>39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<text:s/>SHVR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110" calcext:value-type="float">
            <text:p>110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<text:s/></text:p>
          </table:table-cell>
          <table:table-cell table:formula="of:=IF([.F224]&gt;[.J224];[.C224];[.G224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2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763" calcext:value-type="float">
            <text:p>2763</text:p>
          </table:table-cell>
          <table:table-cell office:value-type="float" office:value="39" calcext:value-type="float">
            <text:p>39</text:p>
          </table:table-cell>
          <table:table-cell office:value-type="float" office:value="70.846154" calcext:value-type="float">
            <text:p>70.846154</text:p>
          </table:table-cell>
          <table:table-cell office:value-type="string" calcext:value-type="string">
            <text:p><text:s/>SHVR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office:value-type="float" office:value="75" calcext:value-type="float">
            <text:p>75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<text:s/></text:p>
          </table:table-cell>
          <table:table-cell table:formula="of:=IF([.F225]&gt;[.J225];[.C225];[.G225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2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013" calcext:value-type="float">
            <text:p>2013</text:p>
          </table:table-cell>
          <table:table-cell office:value-type="float" office:value="39" calcext:value-type="float">
            <text:p>39</text:p>
          </table:table-cell>
          <table:table-cell office:value-type="float" office:value="51.615385" calcext:value-type="float">
            <text:p>51.615385</text:p>
          </table:table-cell>
          <table:table-cell office:value-type="string" calcext:value-type="string">
            <text:p><text:s/>SHVR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16" calcext:value-type="float">
            <text:p>116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<text:s/></text:p>
          </table:table-cell>
          <table:table-cell table:formula="of:=IF([.F226]&gt;[.J226];[.C226];[.G226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2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045" calcext:value-type="float">
            <text:p>3045</text:p>
          </table:table-cell>
          <table:table-cell office:value-type="float" office:value="39" calcext:value-type="float">
            <text:p>39</text:p>
          </table:table-cell>
          <table:table-cell office:value-type="float" office:value="78.076923" calcext:value-type="float">
            <text:p>78.076923</text:p>
          </table:table-cell>
          <table:table-cell office:value-type="string" calcext:value-type="string">
            <text:p><text:s/>SHVR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<text:s/></text:p>
          </table:table-cell>
          <table:table-cell table:formula="of:=IF([.F227]&gt;[.J227];[.C227];[.G227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2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830" calcext:value-type="float">
            <text:p>2830</text:p>
          </table:table-cell>
          <table:table-cell office:value-type="float" office:value="39" calcext:value-type="float">
            <text:p>39</text:p>
          </table:table-cell>
          <table:table-cell office:value-type="float" office:value="72.564103" calcext:value-type="float">
            <text:p>72.564103</text:p>
          </table:table-cell>
          <table:table-cell office:value-type="string" calcext:value-type="string">
            <text:p><text:s/>SHVR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/>N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<text:s/></text:p>
          </table:table-cell>
          <table:table-cell table:formula="of:=IF([.F228]&gt;[.J228];[.C228];[.G228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2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058" calcext:value-type="float">
            <text:p>2058</text:p>
          </table:table-cell>
          <table:table-cell office:value-type="float" office:value="39" calcext:value-type="float">
            <text:p>39</text:p>
          </table:table-cell>
          <table:table-cell office:value-type="float" office:value="52.769231" calcext:value-type="float">
            <text:p>52.769231</text:p>
          </table:table-cell>
          <table:table-cell office:value-type="string" calcext:value-type="string">
            <text:p><text:s/>SHVR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<text:s/></text:p>
          </table:table-cell>
          <table:table-cell table:formula="of:=IF([.F229]&gt;[.J229];[.C229];[.G229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2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986" calcext:value-type="float">
            <text:p>2986</text:p>
          </table:table-cell>
          <table:table-cell office:value-type="float" office:value="39" calcext:value-type="float">
            <text:p>39</text:p>
          </table:table-cell>
          <table:table-cell office:value-type="float" office:value="76.564103" calcext:value-type="float">
            <text:p>76.564103</text:p>
          </table:table-cell>
          <table:table-cell office:value-type="string" calcext:value-type="string">
            <text:p><text:s/>SHVR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120" calcext:value-type="float">
            <text:p>120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<text:s/></text:p>
          </table:table-cell>
          <table:table-cell table:formula="of:=IF([.F230]&gt;[.J230];[.C230];[.G230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3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509" calcext:value-type="float">
            <text:p>2509</text:p>
          </table:table-cell>
          <table:table-cell office:value-type="float" office:value="39" calcext:value-type="float">
            <text:p>39</text:p>
          </table:table-cell>
          <table:table-cell office:value-type="float" office:value="64.333333" calcext:value-type="float">
            <text:p>64.333333</text:p>
          </table:table-cell>
          <table:table-cell office:value-type="string" calcext:value-type="string">
            <text:p><text:s/>SHVR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94" calcext:value-type="float">
            <text:p>94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<text:s/></text:p>
          </table:table-cell>
          <table:table-cell table:formula="of:=IF([.F231]&gt;[.J231];[.C231];[.G231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3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732" calcext:value-type="float">
            <text:p>2732</text:p>
          </table:table-cell>
          <table:table-cell office:value-type="float" office:value="39" calcext:value-type="float">
            <text:p>39</text:p>
          </table:table-cell>
          <table:table-cell office:value-type="float" office:value="70.051282" calcext:value-type="float">
            <text:p>70.051282</text:p>
          </table:table-cell>
          <table:table-cell office:value-type="string" calcext:value-type="string">
            <text:p><text:s/>SHVR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<text:s/></text:p>
          </table:table-cell>
          <table:table-cell table:formula="of:=IF([.F232]&gt;[.J232];[.C232];[.G232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3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200" calcext:value-type="float">
            <text:p>3200</text:p>
          </table:table-cell>
          <table:table-cell office:value-type="float" office:value="39" calcext:value-type="float">
            <text:p>39</text:p>
          </table:table-cell>
          <table:table-cell office:value-type="float" office:value="82.051282" calcext:value-type="float">
            <text:p>82.051282</text:p>
          </table:table-cell>
          <table:table-cell office:value-type="string" calcext:value-type="string">
            <text:p><text:s/>SHVR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105" calcext:value-type="float">
            <text:p>105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<text:s/></text:p>
          </table:table-cell>
          <table:table-cell table:formula="of:=IF([.F233]&gt;[.J233];[.C233];[.G233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3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795" calcext:value-type="float">
            <text:p>2795</text:p>
          </table:table-cell>
          <table:table-cell office:value-type="float" office:value="39" calcext:value-type="float">
            <text:p>39</text:p>
          </table:table-cell>
          <table:table-cell office:value-type="float" office:value="71.666667" calcext:value-type="float">
            <text:p>71.666667</text:p>
          </table:table-cell>
          <table:table-cell office:value-type="string" calcext:value-type="string">
            <text:p><text:s/>SHVR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<text:s/></text:p>
          </table:table-cell>
          <table:table-cell table:formula="of:=IF([.F234]&gt;[.J234];[.C234];[.G234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3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SHV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<text:s/></text:p>
          </table:table-cell>
          <table:table-cell table:formula="of:=IF([.F235]&gt;[.J235];[.C235];[.G235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23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476" calcext:value-type="float">
            <text:p>2476</text:p>
          </table:table-cell>
          <table:table-cell office:value-type="float" office:value="39" calcext:value-type="float">
            <text:p>39</text:p>
          </table:table-cell>
          <table:table-cell office:value-type="float" office:value="63.487179" calcext:value-type="float">
            <text:p>63.487179</text:p>
          </table:table-cell>
          <table:table-cell office:value-type="string" calcext:value-type="string">
            <text:p><text:s/>SHVR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11" calcext:value-type="float">
            <text:p>111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<text:s/></text:p>
          </table:table-cell>
          <table:table-cell table:formula="of:=IF([.F236]&gt;[.J236];[.C236];[.G236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3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086" calcext:value-type="float">
            <text:p>3086</text:p>
          </table:table-cell>
          <table:table-cell office:value-type="float" office:value="39" calcext:value-type="float">
            <text:p>39</text:p>
          </table:table-cell>
          <table:table-cell office:value-type="float" office:value="79.128205" calcext:value-type="float">
            <text:p>79.128205</text:p>
          </table:table-cell>
          <table:table-cell office:value-type="string" calcext:value-type="string">
            <text:p><text:s/>SHVR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<text:s/></text:p>
          </table:table-cell>
          <table:table-cell table:formula="of:=IF([.F237]&gt;[.J237];[.C237];[.G237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3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607" calcext:value-type="float">
            <text:p>2607</text:p>
          </table:table-cell>
          <table:table-cell office:value-type="float" office:value="39" calcext:value-type="float">
            <text:p>39</text:p>
          </table:table-cell>
          <table:table-cell office:value-type="float" office:value="66.846154" calcext:value-type="float">
            <text:p>66.846154</text:p>
          </table:table-cell>
          <table:table-cell office:value-type="string" calcext:value-type="string">
            <text:p><text:s/>SHVR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102" calcext:value-type="float">
            <text:p>102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<text:s/></text:p>
          </table:table-cell>
          <table:table-cell table:formula="of:=IF([.F238]&gt;[.J238];[.C238];[.G238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3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479" calcext:value-type="float">
            <text:p>2479</text:p>
          </table:table-cell>
          <table:table-cell office:value-type="float" office:value="39" calcext:value-type="float">
            <text:p>39</text:p>
          </table:table-cell>
          <table:table-cell office:value-type="float" office:value="63.564103" calcext:value-type="float">
            <text:p>63.564103</text:p>
          </table:table-cell>
          <table:table-cell office:value-type="string" calcext:value-type="string">
            <text:p><text:s/>SHVR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127" calcext:value-type="float">
            <text:p>127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<text:s/></text:p>
          </table:table-cell>
          <table:table-cell table:formula="of:=IF([.F239]&gt;[.J239];[.C239];[.G239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3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630" calcext:value-type="float">
            <text:p>2630</text:p>
          </table:table-cell>
          <table:table-cell office:value-type="float" office:value="39" calcext:value-type="float">
            <text:p>39</text:p>
          </table:table-cell>
          <table:table-cell office:value-type="float" office:value="67.435897" calcext:value-type="float">
            <text:p>67.435897</text:p>
          </table:table-cell>
          <table:table-cell office:value-type="string" calcext:value-type="string">
            <text:p><text:s/>SHVR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<text:s/></text:p>
          </table:table-cell>
          <table:table-cell table:formula="of:=IF([.F240]&gt;[.J240];[.C240];[.G240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4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999" calcext:value-type="float">
            <text:p>2999</text:p>
          </table:table-cell>
          <table:table-cell office:value-type="float" office:value="39" calcext:value-type="float">
            <text:p>39</text:p>
          </table:table-cell>
          <table:table-cell office:value-type="float" office:value="76.897436" calcext:value-type="float">
            <text:p>76.897436</text:p>
          </table:table-cell>
          <table:table-cell office:value-type="string" calcext:value-type="string">
            <text:p><text:s/>SHVR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107" calcext:value-type="float">
            <text:p>107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<text:s/></text:p>
          </table:table-cell>
          <table:table-cell table:formula="of:=IF([.F241]&gt;[.J241];[.C241];[.G241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4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994" calcext:value-type="float">
            <text:p>2994</text:p>
          </table:table-cell>
          <table:table-cell office:value-type="float" office:value="39" calcext:value-type="float">
            <text:p>39</text:p>
          </table:table-cell>
          <table:table-cell office:value-type="float" office:value="76.769231" calcext:value-type="float">
            <text:p>76.769231</text:p>
          </table:table-cell>
          <table:table-cell office:value-type="string" calcext:value-type="string">
            <text:p><text:s/>SHVR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106" calcext:value-type="float">
            <text:p>106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<text:s/></text:p>
          </table:table-cell>
          <table:table-cell table:formula="of:=IF([.F242]&gt;[.J242];[.C242];[.G242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4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745" calcext:value-type="float">
            <text:p>2745</text:p>
          </table:table-cell>
          <table:table-cell office:value-type="float" office:value="39" calcext:value-type="float">
            <text:p>39</text:p>
          </table:table-cell>
          <table:table-cell office:value-type="float" office:value="70.384615" calcext:value-type="float">
            <text:p>70.384615</text:p>
          </table:table-cell>
          <table:table-cell office:value-type="string" calcext:value-type="string">
            <text:p><text:s/>SHVR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15" calcext:value-type="float">
            <text:p>115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<text:s/></text:p>
          </table:table-cell>
          <table:table-cell table:formula="of:=IF([.F243]&gt;[.J243];[.C243];[.G243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4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784" calcext:value-type="float">
            <text:p>2784</text:p>
          </table:table-cell>
          <table:table-cell office:value-type="float" office:value="39" calcext:value-type="float">
            <text:p>39</text:p>
          </table:table-cell>
          <table:table-cell office:value-type="float" office:value="71.384615" calcext:value-type="float">
            <text:p>71.384615</text:p>
          </table:table-cell>
          <table:table-cell office:value-type="string" calcext:value-type="string">
            <text:p><text:s/>SHVR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107" calcext:value-type="float">
            <text:p>107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</text:p>
          </table:table-cell>
          <table:table-cell table:formula="of:=IF([.F244]&gt;[.J244];[.C244];[.G244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4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614" calcext:value-type="float">
            <text:p>2614</text:p>
          </table:table-cell>
          <table:table-cell office:value-type="float" office:value="39" calcext:value-type="float">
            <text:p>39</text:p>
          </table:table-cell>
          <table:table-cell office:value-type="float" office:value="67.025641" calcext:value-type="float">
            <text:p>67.025641</text:p>
          </table:table-cell>
          <table:table-cell office:value-type="string" calcext:value-type="string">
            <text:p><text:s/>SHVR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<text:s/></text:p>
          </table:table-cell>
          <table:table-cell table:formula="of:=IF([.F245]&gt;[.J245];[.C245];[.G245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4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013" calcext:value-type="float">
            <text:p>3013</text:p>
          </table:table-cell>
          <table:table-cell office:value-type="float" office:value="39" calcext:value-type="float">
            <text:p>39</text:p>
          </table:table-cell>
          <table:table-cell office:value-type="float" office:value="77.25641" calcext:value-type="float">
            <text:p>77.25641</text:p>
          </table:table-cell>
          <table:table-cell office:value-type="string" calcext:value-type="string">
            <text:p><text:s/>SHVR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13" calcext:value-type="float">
            <text:p>113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<text:s/></text:p>
          </table:table-cell>
          <table:table-cell table:formula="of:=IF([.F246]&gt;[.J246];[.C246];[.G246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4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830" calcext:value-type="float">
            <text:p>2830</text:p>
          </table:table-cell>
          <table:table-cell office:value-type="float" office:value="39" calcext:value-type="float">
            <text:p>39</text:p>
          </table:table-cell>
          <table:table-cell office:value-type="float" office:value="72.564103" calcext:value-type="float">
            <text:p>72.564103</text:p>
          </table:table-cell>
          <table:table-cell office:value-type="string" calcext:value-type="string">
            <text:p><text:s/>SHVR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13" calcext:value-type="float">
            <text:p>113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<text:s/></text:p>
          </table:table-cell>
          <table:table-cell table:formula="of:=IF([.F247]&gt;[.J247];[.C247];[.G247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4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735" calcext:value-type="float">
            <text:p>2735</text:p>
          </table:table-cell>
          <table:table-cell office:value-type="float" office:value="39" calcext:value-type="float">
            <text:p>39</text:p>
          </table:table-cell>
          <table:table-cell office:value-type="float" office:value="70.128205" calcext:value-type="float">
            <text:p>70.128205</text:p>
          </table:table-cell>
          <table:table-cell office:value-type="string" calcext:value-type="string">
            <text:p><text:s/>SHVR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116" calcext:value-type="float">
            <text:p>116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<text:s/></text:p>
          </table:table-cell>
          <table:table-cell table:formula="of:=IF([.F248]&gt;[.J248];[.C248];[.G248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24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432" calcext:value-type="float">
            <text:p>2432</text:p>
          </table:table-cell>
          <table:table-cell office:value-type="float" office:value="39" calcext:value-type="float">
            <text:p>39</text:p>
          </table:table-cell>
          <table:table-cell office:value-type="float" office:value="62.358974" calcext:value-type="float">
            <text:p>62.358974</text:p>
          </table:table-cell>
          <table:table-cell office:value-type="string" calcext:value-type="string">
            <text:p><text:s/>SHVR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112" calcext:value-type="float">
            <text:p>112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<text:s/></text:p>
          </table:table-cell>
          <table:table-cell table:formula="of:=IF([.F249]&gt;[.J249];[.C249];[.G249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4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888" calcext:value-type="float">
            <text:p>2888</text:p>
          </table:table-cell>
          <table:table-cell office:value-type="float" office:value="39" calcext:value-type="float">
            <text:p>39</text:p>
          </table:table-cell>
          <table:table-cell office:value-type="float" office:value="74.051282" calcext:value-type="float">
            <text:p>74.051282</text:p>
          </table:table-cell>
          <table:table-cell office:value-type="string" calcext:value-type="string">
            <text:p><text:s/>SHVR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106" calcext:value-type="float">
            <text:p>106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<text:s/></text:p>
          </table:table-cell>
          <table:table-cell table:formula="of:=IF([.F250]&gt;[.J250];[.C250];[.G250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5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515" calcext:value-type="float">
            <text:p>2515</text:p>
          </table:table-cell>
          <table:table-cell office:value-type="float" office:value="39" calcext:value-type="float">
            <text:p>39</text:p>
          </table:table-cell>
          <table:table-cell office:value-type="float" office:value="64.487179" calcext:value-type="float">
            <text:p>64.487179</text:p>
          </table:table-cell>
          <table:table-cell office:value-type="string" calcext:value-type="string">
            <text:p><text:s/>SHVR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<text:s/></text:p>
          </table:table-cell>
          <table:table-cell table:formula="of:=IF([.F251]&gt;[.J251];[.C251];[.G251])" office:value-type="string" office:string-value=" AA" calcext:value-type="string">
            <text:p><text:s/>AA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vg avg:</text:p>
          </table:table-cell>
          <table:table-cell table:formula="of:=AVERAGE([.F2:.F251])" office:value-type="float" office:value="70.1597949040001" calcext:value-type="float">
            <text:p>70.1597949040001</text:p>
          </table:table-cell>
          <table:table-cell table:number-columns-repeated="2"/>
          <table:table-cell office:value-type="string" calcext:value-type="string">
            <text:p>Avg avg:</text:p>
          </table:table-cell>
          <table:table-cell table:formula="of:=AVERAGE([.J2:.J251])" office:value-type="float" office:value="43.884" calcext:value-type="float">
            <text:p>43.884</text:p>
          </table:table-cell>
          <table:table-cell table:number-columns-repeated="4"/>
        </table:table-row>
        <table:table-row table:style-name="ro1">
          <table:table-cell table:number-columns-repeated="13"/>
          <table:table-cell table:style-name="Default"/>
        </table:table-row>
        <table:table-row table:style-name="ro1">
          <table:table-cell table:number-columns-repeated="11"/>
          <table:table-cell table:style-name="ce1" table:formula="of:=[.C3]" office:value-type="string" office:string-value=" AA" calcext:value-type="string">
            <text:p><text:s/>AA</text:p>
          </table:table-cell>
          <table:table-cell/>
          <table:table-cell table:style-name="Default" table:formula="of:=COUNTIF([.N2:.N251];[.C2])" office:value-type="float" office:value="217" calcext:value-type="float">
            <text:p>217</text:p>
          </table:table-cell>
        </table:table-row>
        <table:table-row table:style-name="ro1">
          <table:table-cell table:number-columns-repeated="11"/>
          <table:table-cell table:style-name="ce1" table:formula="of:=[.G2]" office:value-type="string" office:string-value=" SHVR" calcext:value-type="string">
            <text:p><text:s/>SHVR</text:p>
          </table:table-cell>
          <table:table-cell/>
          <table:table-cell table:style-name="Default" table:formula="of:=COUNTIF([.N2:.N251];[.G2])" office:value-type="float" office:value="33" calcext:value-type="float">
            <text:p>3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7">00/00/0000</text:date>, <text:time style:data-style-name="N2" text:time-value="12:36:24.74883144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9T17:51:36.905585932</meta:creation-date>
    <dc:date>2020-05-07T13:39:26.327342294</dc:date>
    <meta:editing-duration>PT7H39M4S</meta:editing-duration>
    <meta:editing-cycles>16</meta:editing-cycles>
    <meta:generator>LibreOffice/6.0.7.3$Linux_X86_64 LibreOffice_project/00m0$Build-3</meta:generator>
    <meta:document-statistic meta:table-count="1" meta:cell-count="3521" meta:object-count="0"/>
  </office:meta>
</office:document-meta>
</file>